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4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6.812cm"/>
    </style:style>
    <style:style style:name="co12" style:family="table-column">
      <style:table-column-properties fo:break-before="auto" style:column-width="7.04cm"/>
    </style:style>
    <style:style style:name="co13" style:family="table-column">
      <style:table-column-properties fo:break-before="auto" style:column-width="6.937cm"/>
    </style:style>
    <style:style style:name="co14" style:family="table-column">
      <style:table-column-properties fo:break-before="auto" style:column-width="6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8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number-columns-repeated="7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number-columns-repeated="1009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124347217383725" calcext:value-type="float">
            <text:p>0,1243472173837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17017017017017" calcext:value-type="float">
            <text:p>0,01701701701701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129334597648346" calcext:value-type="float">
            <text:p>0,12933459764834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167274381488596" calcext:value-type="float">
            <text:p>0,0167274381488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09 20:35:3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3.25406762877543" calcext:value-type="float">
            <text:p>3,2540676287754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5.40234165428571" calcext:value-type="float">
            <text:p>5,4023416542857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131156" calcext:value-type="float">
            <text:p>1311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52.8942687254489" calcext:value-type="float">
            <text:p>52,894268725448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2797.803664" calcext:value-type="float">
            <text:p>2797,80366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.0227250657385" calcext:value-type="float">
            <text:p>4,0227250657385</text:p>
          </table:table-cell>
          <table:table-cell office:value-type="float" office:value="4.87359492027827" calcext:value-type="float">
            <text:p>4,8735949202782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80654479554" calcext:value-type="float">
            <text:p>1,3568065447955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092400000002" calcext:value-type="float">
            <text:p>1,840924000000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452" calcext:value-type="float">
            <text:p>22452</text:p>
          </table:table-cell>
          <table:table-cell office:value-type="float" office:value="93.93" calcext:value-type="float">
            <text:p>93,9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7160139992851" calcext:value-type="float">
            <text:p>3,37160139992851</text:p>
          </table:table-cell>
          <table:table-cell office:value-type="float" office:value="19.5848691596344" calcext:value-type="float">
            <text:p>19,584869159634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3676959999999" calcext:value-type="float">
            <text:p>11,3676959999999</text:p>
          </table:table-cell>
          <table:table-cell office:value-type="float" office:value="383.567099999997" calcext:value-type="float">
            <text:p>383,56709999999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49722746135986" calcext:value-type="float">
            <text:p>0,949722746135986</text:p>
          </table:table-cell>
          <table:table-cell office:value-type="float" office:value="9.96578428466202" calcext:value-type="float">
            <text:p>9,965784284662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49722746135986" calcext:value-type="float">
            <text:p>0,949722746135986</text:p>
          </table:table-cell>
          <table:table-cell office:value-type="float" office:value="6.84785288365044" calcext:value-type="float">
            <text:p>6,8478528836504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2452" calcext:value-type="float">
            <text:p>22452</text:p>
          </table:table-cell>
          <table:table-cell office:value-type="float" office:value="93.93" calcext:value-type="float">
            <text:p>93,9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7160139992851" calcext:value-type="float">
            <text:p>3,37160139992851</text:p>
          </table:table-cell>
          <table:table-cell office:value-type="float" office:value="19.5848691596344" calcext:value-type="float">
            <text:p>19,584869159634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3676959999999" calcext:value-type="float">
            <text:p>11,3676959999999</text:p>
          </table:table-cell>
          <table:table-cell office:value-type="float" office:value="383.567099999997" calcext:value-type="float">
            <text:p>383,567099999997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ce16"/>
          <table:table-cell table:style-name="ce17" table:number-columns-repeated="7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6.370713" calcext:value-type="float">
            <text:p>1,64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4.238291" calcext:value-type="float">
            <text:p>4,24E+00</text:p>
          </table:table-cell>
          <table:table-cell table:style-name="ce12" office:value-type="float" office:value="4.12278433333333" calcext:value-type="float">
            <text:p>4,12E+00</text:p>
          </table:table-cell>
          <table:table-cell table:style-name="ce12" office:value-type="float" office:value="3.841723" calcext:value-type="float">
            <text:p>3,84E+00</text:p>
          </table:table-cell>
          <table:table-cell table:style-name="ce12" office:value-type="float" office:value="4.288339" calcext:value-type="float">
            <text:p>4,29E+00</text:p>
          </table:table-cell>
          <table:table-cell table:style-name="ce12" office:value-type="float" office:value="0.244689201636143" calcext:value-type="float">
            <text:p>2,45E-01</text:p>
          </table:table-cell>
          <table:table-cell table:style-name="ce14" office:value-type="float" office:value="3" calcext:value-type="float">
            <text:p>3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2.272373" calcext:value-type="float">
            <text:p>2,27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1.557628" calcext:value-type="float">
            <text:p>1,56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980109" calcext:value-type="float">
            <text:p>9,8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0.928204" calcext:value-type="float">
            <text:p>9,28E-01</text:p>
          </table:table-cell>
          <table:table-cell table:style-name="ce12" office:value-type="float" office:value="0.925573666666667" calcext:value-type="float">
            <text:p>9,26E-01</text:p>
          </table:table-cell>
          <table:table-cell table:style-name="ce12" office:value-type="float" office:value="0.91196" calcext:value-type="float">
            <text:p>9,12E-01</text:p>
          </table:table-cell>
          <table:table-cell table:style-name="ce12" office:value-type="float" office:value="0.936557" calcext:value-type="float">
            <text:p>9,37E-01</text:p>
          </table:table-cell>
          <table:table-cell table:style-name="ce12" office:value-type="float" office:value="0.0125076813332181" calcext:value-type="float">
            <text:p>1,25E-02</text:p>
          </table:table-cell>
          <table:table-cell table:style-name="ce14" office:value-type="float" office:value="3" calcext:value-type="float">
            <text:p>3</text:p>
          </table:table-cell>
          <table:table-cell table:style-name="ce17" table:number-columns-repeated="8"/>
          <table:table-cell table:style-name="Default" table:number-columns-repeated="1009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0.889145" calcext:value-type="float">
            <text:p>8,89E-01</text:p>
          </table:table-cell>
          <table:table-cell table:style-name="ce12" office:value-type="float" office:value="0.880363" calcext:value-type="float">
            <text:p>8,80E-01</text:p>
          </table:table-cell>
          <table:table-cell table:style-name="ce12" office:value-type="float" office:value="0.8602" calcext:value-type="float">
            <text:p>8,60E-01</text:p>
          </table:table-cell>
          <table:table-cell table:style-name="ce12" office:value-type="float" office:value="0.891744" calcext:value-type="float">
            <text:p>8,92E-01</text:p>
          </table:table-cell>
          <table:table-cell table:style-name="ce12" office:value-type="float" office:value="0.0175099579382704" calcext:value-type="float">
            <text:p>1,7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0.884156" calcext:value-type="float">
            <text:p>8,84E-01</text:p>
          </table:table-cell>
          <table:table-cell table:style-name="ce12" office:value-type="float" office:value="0.880303666666667" calcext:value-type="float">
            <text:p>8,80E-01</text:p>
          </table:table-cell>
          <table:table-cell table:style-name="ce12" office:value-type="float" office:value="0.867675" calcext:value-type="float">
            <text:p>8,68E-01</text:p>
          </table:table-cell>
          <table:table-cell table:style-name="ce12" office:value-type="float" office:value="0.88908" calcext:value-type="float">
            <text:p>8,89E-01</text:p>
          </table:table-cell>
          <table:table-cell table:style-name="ce12" office:value-type="float" office:value="0.0112104353320169" calcext:value-type="float">
            <text:p>1,1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0.876391" calcext:value-type="float">
            <text:p>8,76E-01</text:p>
          </table:table-cell>
          <table:table-cell table:style-name="ce12" office:value-type="float" office:value="0.891638272727273" calcext:value-type="float">
            <text:p>8,92E-01</text:p>
          </table:table-cell>
          <table:table-cell table:style-name="ce12" office:value-type="float" office:value="0.84753" calcext:value-type="float">
            <text:p>8,48E-01</text:p>
          </table:table-cell>
          <table:table-cell table:style-name="ce12" office:value-type="float" office:value="0.980098" calcext:value-type="float">
            <text:p>9,80E-01</text:p>
          </table:table-cell>
          <table:table-cell table:style-name="ce12" office:value-type="float" office:value="0.0380524919265241" calcext:value-type="float">
            <text:p>3,81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process</text:p>
          </table:table-cell>
          <table:table-cell table:number-columns-repeated="4" table:style-name="ce13" office:value-type="float" office:value="0.264117" calcext:value-type="float">
            <text:p>2,64E-01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263811" calcext:value-type="float">
            <text:p>2,6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average count</text:p>
          </table:table-cell>
          <table:table-cell table:style-name="ce12" office:value-type="float" office:value="0.259808" calcext:value-type="float">
            <text:p>2,60E-01</text:p>
          </table:table-cell>
          <table:table-cell table:style-name="ce12" office:value-type="float" office:value="0.261312909090909" calcext:value-type="float">
            <text:p>2,61E-01</text:p>
          </table:table-cell>
          <table:table-cell table:style-name="ce12" office:value-type="float" office:value="0.258114" calcext:value-type="float">
            <text:p>2,58E-01</text:p>
          </table:table-cell>
          <table:table-cell table:style-name="ce12" office:value-type="float" office:value="0.270163" calcext:value-type="float">
            <text:p>2,70E-01</text:p>
          </table:table-cell>
          <table:table-cell table:style-name="ce12" office:value-type="float" office:value="0.00366834288077179" calcext:value-type="float">
            <text:p>3,67E-03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0.256775" calcext:value-type="float">
            <text:p>2,57E-01</text:p>
          </table:table-cell>
          <table:table-cell table:style-name="ce12" office:value-type="float" office:value="0.257843416666667" calcext:value-type="float">
            <text:p>2,58E-01</text:p>
          </table:table-cell>
          <table:table-cell table:style-name="ce12" office:value-type="float" office:value="0.248369" calcext:value-type="float">
            <text:p>2,48E-01</text:p>
          </table:table-cell>
          <table:table-cell table:style-name="ce12" office:value-type="float" office:value="0.289577" calcext:value-type="float">
            <text:p>2,90E-01</text:p>
          </table:table-cell>
          <table:table-cell table:style-name="ce12" office:value-type="float" office:value="0.0109079385308327" calcext:value-type="float">
            <text:p>1,09E-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0.249297" calcext:value-type="float">
            <text:p>2,49E-01</text:p>
          </table:table-cell>
          <table:table-cell table:style-name="ce12" office:value-type="float" office:value="0.249408272727273" calcext:value-type="float">
            <text:p>2,49E-01</text:p>
          </table:table-cell>
          <table:table-cell table:style-name="ce12" office:value-type="float" office:value="0.241516" calcext:value-type="float">
            <text:p>2,42E-01</text:p>
          </table:table-cell>
          <table:table-cell table:style-name="ce12" office:value-type="float" office:value="0.255812" calcext:value-type="float">
            <text:p>2,56E-01</text:p>
          </table:table-cell>
          <table:table-cell table:style-name="ce12" office:value-type="float" office:value="0.0043365838650004" calcext:value-type="float">
            <text:p>4,34E-03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23818" calcext:value-type="float">
            <text:p>2,38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0.232948" calcext:value-type="float">
            <text:p>2,33E-01</text:p>
          </table:table-cell>
          <table:table-cell table:style-name="ce12" office:value-type="float" office:value="0.208492" calcext:value-type="float">
            <text:p>2,08E-01</text:p>
          </table:table-cell>
          <table:table-cell table:style-name="ce12" office:value-type="float" office:value="0.158675" calcext:value-type="float">
            <text:p>1,59E-01</text:p>
          </table:table-cell>
          <table:table-cell table:style-name="ce12" office:value-type="float" office:value="0.233853" calcext:value-type="float">
            <text:p>2,34E-01</text:p>
          </table:table-cell>
          <table:table-cell table:style-name="ce12" office:value-type="float" office:value="0.0431451604817968" calcext:value-type="float">
            <text:p>4,3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28919" calcext:value-type="float">
            <text:p>2,2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27308" calcext:value-type="float">
            <text:p>2,27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0.227289" calcext:value-type="float">
            <text:p>2,27E-01</text:p>
          </table:table-cell>
          <table:table-cell table:style-name="ce12" office:value-type="float" office:value="0.213650666666667" calcext:value-type="float">
            <text:p>2,14E-01</text:p>
          </table:table-cell>
          <table:table-cell table:style-name="ce12" office:value-type="float" office:value="0.184892" calcext:value-type="float">
            <text:p>1,85E-01</text:p>
          </table:table-cell>
          <table:table-cell table:style-name="ce12" office:value-type="float" office:value="0.228771" calcext:value-type="float">
            <text:p>2,29E-01</text:p>
          </table:table-cell>
          <table:table-cell table:style-name="ce12" office:value-type="float" office:value="0.0249167566575855" calcext:value-type="float">
            <text:p>2,49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0.227271" calcext:value-type="float">
            <text:p>2,27E-01</text:p>
          </table:table-cell>
          <table:table-cell table:style-name="ce12" office:value-type="float" office:value="0.215309230769231" calcext:value-type="float">
            <text:p>2,15E-01</text:p>
          </table:table-cell>
          <table:table-cell table:style-name="ce12" office:value-type="float" office:value="0.158637" calcext:value-type="float">
            <text:p>1,59E-01</text:p>
          </table:table-cell>
          <table:table-cell table:style-name="ce12" office:value-type="float" office:value="0.263774" calcext:value-type="float">
            <text:p>2,64E-01</text:p>
          </table:table-cell>
          <table:table-cell table:style-name="ce12" office:value-type="float" office:value="0.0304614751972439" calcext:value-type="float">
            <text:p>3,05E-02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0.210982" calcext:value-type="float">
            <text:p>2,11E-01</text:p>
          </table:table-cell>
          <table:table-cell table:style-name="ce12" office:value-type="float" office:value="0.205506666666667" calcext:value-type="float">
            <text:p>2,06E-01</text:p>
          </table:table-cell>
          <table:table-cell table:style-name="ce12" office:value-type="float" office:value="0.179055" calcext:value-type="float">
            <text:p>1,79E-01</text:p>
          </table:table-cell>
          <table:table-cell table:style-name="ce12" office:value-type="float" office:value="0.226483" calcext:value-type="float">
            <text:p>2,26E-01</text:p>
          </table:table-cell>
          <table:table-cell table:style-name="ce12" office:value-type="float" office:value="0.0241834292922516" calcext:value-type="float">
            <text:p>2,4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0.206933" calcext:value-type="float">
            <text:p>2,07E-01</text:p>
          </table:table-cell>
          <table:table-cell table:style-name="ce12" office:value-type="float" office:value="0.201923" calcext:value-type="float">
            <text:p>2,02E-01</text:p>
          </table:table-cell>
          <table:table-cell table:style-name="ce12" office:value-type="float" office:value="0.190937" calcext:value-type="float">
            <text:p>1,91E-01</text:p>
          </table:table-cell>
          <table:table-cell table:style-name="ce12" office:value-type="float" office:value="0.207899" calcext:value-type="float">
            <text:p>2,08E-01</text:p>
          </table:table-cell>
          <table:table-cell table:style-name="ce12" office:value-type="float" office:value="0.00952640729761225" calcext:value-type="float">
            <text:p>9,53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0.194343" calcext:value-type="float">
            <text:p>1,94E-01</text:p>
          </table:table-cell>
          <table:table-cell table:style-name="ce12" office:value-type="float" office:value="0.190679666666667" calcext:value-type="float">
            <text:p>1,91E-01</text:p>
          </table:table-cell>
          <table:table-cell table:style-name="ce12" office:value-type="float" office:value="0.167724" calcext:value-type="float">
            <text:p>1,68E-01</text:p>
          </table:table-cell>
          <table:table-cell table:style-name="ce12" office:value-type="float" office:value="0.209972" calcext:value-type="float">
            <text:p>2,10E-01</text:p>
          </table:table-cell>
          <table:table-cell table:style-name="ce12" office:value-type="float" office:value="0.0213609078536783" calcext:value-type="float">
            <text:p>2,14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63591" calcext:value-type="float">
            <text:p>1,6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0.162162" calcext:value-type="float">
            <text:p>1,62E-01</text:p>
          </table:table-cell>
          <table:table-cell table:style-name="ce12" office:value-type="float" office:value="0.139754" calcext:value-type="float">
            <text:p>1,40E-01</text:p>
          </table:table-cell>
          <table:table-cell table:style-name="ce12" office:value-type="float" office:value="0.094621" calcext:value-type="float">
            <text:p>9,46E-02</text:p>
          </table:table-cell>
          <table:table-cell table:style-name="ce12" office:value-type="float" office:value="0.162479" calcext:value-type="float">
            <text:p>1,62E-01</text:p>
          </table:table-cell>
          <table:table-cell table:style-name="ce12" office:value-type="float" office:value="0.0390866459164764" calcext:value-type="float">
            <text:p>3,9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61796" calcext:value-type="float">
            <text:p>1,62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8088" calcext:value-type="float">
            <text:p>8,09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79487" calcext:value-type="float">
            <text:p>7,95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78695" calcext:value-type="float">
            <text:p>7,87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ull rows count</text:p>
          </table:table-cell>
          <table:table-cell table:style-name="ce12" office:value-type="float" office:value="0.07786" calcext:value-type="float">
            <text:p>7,79E-02</text:p>
          </table:table-cell>
          <table:table-cell table:style-name="ce12" office:value-type="float" office:value="0.0647806666666667" calcext:value-type="float">
            <text:p>6,48E-02</text:p>
          </table:table-cell>
          <table:table-cell table:style-name="ce12" office:value-type="float" office:value="0.038108" calcext:value-type="float">
            <text:p>3,81E-02</text:p>
          </table:table-cell>
          <table:table-cell table:style-name="ce12" office:value-type="float" office:value="0.078374" calcext:value-type="float">
            <text:p>7,84E-02</text:p>
          </table:table-cell>
          <table:table-cell table:style-name="ce12" office:value-type="float" office:value="0.0231006365568859" calcext:value-type="float">
            <text:p>2,3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76788" calcext:value-type="float">
            <text:p>7,68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0.076226" calcext:value-type="float">
            <text:p>7,62E-02</text:p>
          </table:table-cell>
          <table:table-cell table:style-name="ce12" office:value-type="float" office:value="0.0712813333333333" calcext:value-type="float">
            <text:p>7,13E-02</text:p>
          </table:table-cell>
          <table:table-cell table:style-name="ce12" office:value-type="float" office:value="0.036211" calcext:value-type="float">
            <text:p>3,62E-02</text:p>
          </table:table-cell>
          <table:table-cell table:style-name="ce12" office:value-type="float" office:value="0.101407" calcext:value-type="float">
            <text:p>1,01E-01</text:p>
          </table:table-cell>
          <table:table-cell table:style-name="ce12" office:value-type="float" office:value="0.0328780610792871" calcext:value-type="float">
            <text:p>3,29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63636363636364" calcext:value-type="float">
            <text:p>5,64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67419986246324" calcext:value-type="float">
            <text:p>6,74E-07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number-columns-repeated="7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number-columns-repeated="1009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0854057679168941" calcext:value-type="float">
            <text:p>0,08540576791689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107010701070107" calcext:value-type="float">
            <text:p>0,01070107010701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102890996717761" calcext:value-type="float">
            <text:p>0,10289099671776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105865572055742" calcext:value-type="float">
            <text:p>0,01058655720557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09 20:37: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6.4243547228662" calcext:value-type="float">
            <text:p>6,424354722866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6.13346329242241" calcext:value-type="float">
            <text:p>6,1334632924224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131.6674" calcext:value-type="float">
            <text:p>131,667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65.9811259167348" calcext:value-type="float">
            <text:p>65,981125916734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4353.50897724002" calcext:value-type="float">
            <text:p>4353,508977240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.21614566760907" calcext:value-type="float">
            <text:p>4,21614566760907</text:p>
          </table:table-cell>
          <table:table-cell office:value-type="float" office:value="5.05652926742989" calcext:value-type="float">
            <text:p>5,0565292674298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92" calcext:value-type="float">
            <text:p>6,389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709727442961" calcext:value-type="float">
            <text:p>2,0270972744296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0912335999995" calcext:value-type="float">
            <text:p>4,1091233599999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89" calcext:value-type="float">
            <text:p>938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13" calcext:value-type="float">
            <text:p>511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2016" calcext:value-type="float">
            <text:p>23,2016</text:p>
          </table:table-cell>
          <table:table-cell office:value-type="float" office:value="92.2295" calcext:value-type="float">
            <text:p>92,229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5186123461889" calcext:value-type="float">
            <text:p>4,85186123461889</text:p>
          </table:table-cell>
          <table:table-cell office:value-type="float" office:value="22.881447282679" calcext:value-type="float">
            <text:p>22,88144728267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5405574399976" calcext:value-type="float">
            <text:p>23,5405574399976</text:p>
          </table:table-cell>
          <table:table-cell office:value-type="float" office:value="523.560629750018" calcext:value-type="float">
            <text:p>523,56062975001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8660463722873" calcext:value-type="float">
            <text:p>1,58660463722873</text:p>
          </table:table-cell>
          <table:table-cell office:value-type="float" office:value="13.1655123795482" calcext:value-type="float">
            <text:p>13,165512379548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58660463722873" calcext:value-type="float">
            <text:p>1,58660463722873</text:p>
          </table:table-cell>
          <table:table-cell office:value-type="float" office:value="7.26777606475255" calcext:value-type="float">
            <text:p>7,2677760647525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2016" calcext:value-type="float">
            <text:p>23,2016</text:p>
          </table:table-cell>
          <table:table-cell office:value-type="float" office:value="92.2295" calcext:value-type="float">
            <text:p>92,229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5186123461889" calcext:value-type="float">
            <text:p>4,85186123461889</text:p>
          </table:table-cell>
          <table:table-cell office:value-type="float" office:value="22.881447282679" calcext:value-type="float">
            <text:p>22,88144728267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5405574399976" calcext:value-type="float">
            <text:p>23,5405574399976</text:p>
          </table:table-cell>
          <table:table-cell office:value-type="float" office:value="523.560629750018" calcext:value-type="float">
            <text:p>523,5606297500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7.090717" calcext:value-type="float">
            <text:p>1,71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4.29421" calcext:value-type="float">
            <text:p>4,29E+00</text:p>
          </table:table-cell>
          <table:table-cell table:style-name="ce12" office:value-type="float" office:value="4.50656666666667" calcext:value-type="float">
            <text:p>4,51E+00</text:p>
          </table:table-cell>
          <table:table-cell table:style-name="ce12" office:value-type="float" office:value="4.227306" calcext:value-type="float">
            <text:p>4,23E+00</text:p>
          </table:table-cell>
          <table:table-cell table:style-name="ce12" office:value-type="float" office:value="4.998184" calcext:value-type="float">
            <text:p>5,00E+00</text:p>
          </table:table-cell>
          <table:table-cell table:style-name="ce12" office:value-type="float" office:value="0.427065262143075" calcext:value-type="float">
            <text:p>4,27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1.838061" calcext:value-type="float">
            <text:p>1,8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1.561517" calcext:value-type="float">
            <text:p>1,56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0.899978" calcext:value-type="float">
            <text:p>9,00E-01</text:p>
          </table:table-cell>
          <table:table-cell table:style-name="ce12" office:value-type="float" office:value="0.896357" calcext:value-type="float">
            <text:p>8,96E-01</text:p>
          </table:table-cell>
          <table:table-cell table:style-name="ce12" office:value-type="float" office:value="0.885888" calcext:value-type="float">
            <text:p>8,86E-01</text:p>
          </table:table-cell>
          <table:table-cell table:style-name="ce12" office:value-type="float" office:value="0.903205" calcext:value-type="float">
            <text:p>9,03E-01</text:p>
          </table:table-cell>
          <table:table-cell table:style-name="ce12" office:value-type="float" office:value="0.00920887360104368" calcext:value-type="float">
            <text:p>9,21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0.840163" calcext:value-type="float">
            <text:p>8,40E-01</text:p>
          </table:table-cell>
          <table:table-cell table:style-name="ce12" office:value-type="float" office:value="0.844249666666667" calcext:value-type="float">
            <text:p>8,44E-01</text:p>
          </table:table-cell>
          <table:table-cell table:style-name="ce12" office:value-type="float" office:value="0.839197" calcext:value-type="float">
            <text:p>8,39E-01</text:p>
          </table:table-cell>
          <table:table-cell table:style-name="ce12" office:value-type="float" office:value="0.853389" calcext:value-type="float">
            <text:p>8,53E-01</text:p>
          </table:table-cell>
          <table:table-cell table:style-name="ce12" office:value-type="float" office:value="0.00792961848598866" calcext:value-type="float">
            <text:p>7,93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0.837553" calcext:value-type="float">
            <text:p>8,38E-01</text:p>
          </table:table-cell>
          <table:table-cell table:style-name="ce12" office:value-type="float" office:value="0.8341" calcext:value-type="float">
            <text:p>8,34E-01</text:p>
          </table:table-cell>
          <table:table-cell table:style-name="ce12" office:value-type="float" office:value="0.811636" calcext:value-type="float">
            <text:p>8,12E-01</text:p>
          </table:table-cell>
          <table:table-cell table:style-name="ce12" office:value-type="float" office:value="0.853111" calcext:value-type="float">
            <text:p>8,53E-01</text:p>
          </table:table-cell>
          <table:table-cell table:style-name="ce12" office:value-type="float" office:value="0.0209520002147767" calcext:value-type="float">
            <text:p>2,10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0.834051" calcext:value-type="float">
            <text:p>8,34E-01</text:p>
          </table:table-cell>
          <table:table-cell table:style-name="ce12" office:value-type="float" office:value="0.843512454545455" calcext:value-type="float">
            <text:p>8,44E-01</text:p>
          </table:table-cell>
          <table:table-cell table:style-name="ce12" office:value-type="float" office:value="0.799892" calcext:value-type="float">
            <text:p>8,00E-01</text:p>
          </table:table-cell>
          <table:table-cell table:style-name="ce12" office:value-type="float" office:value="0.893215" calcext:value-type="float">
            <text:p>8,93E-01</text:p>
          </table:table-cell>
          <table:table-cell table:style-name="ce12" office:value-type="float" office:value="0.029650213578872" calcext:value-type="float">
            <text:p>2,97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827505" calcext:value-type="float">
            <text:p>8,28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process</text:p>
          </table:table-cell>
          <table:table-cell table:number-columns-repeated="4" table:style-name="ce12" office:value-type="float" office:value="0.393431" calcext:value-type="float">
            <text:p>3,9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39316" calcext:value-type="float">
            <text:p>3,9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0.33318" calcext:value-type="float">
            <text:p>3,33E-01</text:p>
          </table:table-cell>
          <table:table-cell table:style-name="ce12" office:value-type="float" office:value="0.508944333333333" calcext:value-type="float">
            <text:p>5,09E-01</text:p>
          </table:table-cell>
          <table:table-cell table:style-name="ce12" office:value-type="float" office:value="0.219115" calcext:value-type="float">
            <text:p>2,19E-01</text:p>
          </table:table-cell>
          <table:table-cell table:style-name="ce12" office:value-type="float" office:value="0.974538" calcext:value-type="float">
            <text:p>9,75E-01</text:p>
          </table:table-cell>
          <table:table-cell table:style-name="ce12" office:value-type="float" office:value="0.407229422913342" calcext:value-type="float">
            <text:p>4,07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325002" calcext:value-type="float">
            <text:p>3,2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0.2494945" calcext:value-type="float">
            <text:p>2,49E-01</text:p>
          </table:table-cell>
          <table:table-cell table:style-name="ce12" office:value-type="float" office:value="0.243783166666667" calcext:value-type="float">
            <text:p>2,44E-01</text:p>
          </table:table-cell>
          <table:table-cell table:style-name="ce12" office:value-type="float" office:value="0.194483" calcext:value-type="float">
            <text:p>1,94E-01</text:p>
          </table:table-cell>
          <table:table-cell table:style-name="ce12" office:value-type="float" office:value="0.255794" calcext:value-type="float">
            <text:p>2,56E-01</text:p>
          </table:table-cell>
          <table:table-cell table:style-name="ce12" office:value-type="float" office:value="0.0163761626031882" calcext:value-type="float">
            <text:p>1,64E-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0.246809" calcext:value-type="float">
            <text:p>2,47E-01</text:p>
          </table:table-cell>
          <table:table-cell table:style-name="ce12" office:value-type="float" office:value="0.240427636363636" calcext:value-type="float">
            <text:p>2,40E-01</text:p>
          </table:table-cell>
          <table:table-cell table:style-name="ce12" office:value-type="float" office:value="0.194426" calcext:value-type="float">
            <text:p>1,94E-01</text:p>
          </table:table-cell>
          <table:table-cell table:style-name="ce12" office:value-type="float" office:value="0.252426" calcext:value-type="float">
            <text:p>2,52E-01</text:p>
          </table:table-cell>
          <table:table-cell table:style-name="ce12" office:value-type="float" office:value="0.0173403430835305" calcext:value-type="float">
            <text:p>1,73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0.241507" calcext:value-type="float">
            <text:p>2,42E-01</text:p>
          </table:table-cell>
          <table:table-cell table:style-name="ce12" office:value-type="float" office:value="0.237131666666667" calcext:value-type="float">
            <text:p>2,37E-01</text:p>
          </table:table-cell>
          <table:table-cell table:style-name="ce12" office:value-type="float" office:value="0.226847" calcext:value-type="float">
            <text:p>2,27E-01</text:p>
          </table:table-cell>
          <table:table-cell table:style-name="ce12" office:value-type="float" office:value="0.243041" calcext:value-type="float">
            <text:p>2,43E-01</text:p>
          </table:table-cell>
          <table:table-cell table:style-name="ce12" office:value-type="float" office:value="0.00893974637969855" calcext:value-type="float">
            <text:p>8,94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0.240632" calcext:value-type="float">
            <text:p>2,41E-01</text:p>
          </table:table-cell>
          <table:table-cell table:style-name="ce12" office:value-type="float" office:value="0.228936666666667" calcext:value-type="float">
            <text:p>2,29E-01</text:p>
          </table:table-cell>
          <table:table-cell table:style-name="ce12" office:value-type="float" office:value="0.203826" calcext:value-type="float">
            <text:p>2,04E-01</text:p>
          </table:table-cell>
          <table:table-cell table:style-name="ce12" office:value-type="float" office:value="0.242352" calcext:value-type="float">
            <text:p>2,42E-01</text:p>
          </table:table-cell>
          <table:table-cell table:style-name="ce12" office:value-type="float" office:value="0.0217634736504386" calcext:value-type="float">
            <text:p>2,18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0.224556" calcext:value-type="float">
            <text:p>2,25E-01</text:p>
          </table:table-cell>
          <table:table-cell table:style-name="ce12" office:value-type="float" office:value="0.276001" calcext:value-type="float">
            <text:p>2,76E-01</text:p>
          </table:table-cell>
          <table:table-cell table:style-name="ce12" office:value-type="float" office:value="0.171427" calcext:value-type="float">
            <text:p>1,71E-01</text:p>
          </table:table-cell>
          <table:table-cell table:style-name="ce12" office:value-type="float" office:value="0.43202" calcext:value-type="float">
            <text:p>4,32E-01</text:p>
          </table:table-cell>
          <table:table-cell table:style-name="ce12" office:value-type="float" office:value="0.13770300988359" calcext:value-type="float">
            <text:p>1,3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0.224524" calcext:value-type="float">
            <text:p>2,25E-01</text:p>
          </table:table-cell>
          <table:table-cell table:style-name="ce12" office:value-type="float" office:value="0.240524538461538" calcext:value-type="float">
            <text:p>2,41E-01</text:p>
          </table:table-cell>
          <table:table-cell table:style-name="ce12" office:value-type="float" office:value="0.158643" calcext:value-type="float">
            <text:p>1,59E-01</text:p>
          </table:table-cell>
          <table:table-cell table:style-name="ce12" office:value-type="float" office:value="0.431988" calcext:value-type="float">
            <text:p>4,32E-01</text:p>
          </table:table-cell>
          <table:table-cell table:style-name="ce12" office:value-type="float" office:value="0.0817022067058324" calcext:value-type="float">
            <text:p>8,17E-02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0.221088" calcext:value-type="float">
            <text:p>2,21E-01</text:p>
          </table:table-cell>
          <table:table-cell table:style-name="ce12" office:value-type="float" office:value="0.212427333333333" calcext:value-type="float">
            <text:p>2,12E-01</text:p>
          </table:table-cell>
          <table:table-cell table:style-name="ce12" office:value-type="float" office:value="0.183729" calcext:value-type="float">
            <text:p>1,84E-01</text:p>
          </table:table-cell>
          <table:table-cell table:style-name="ce12" office:value-type="float" office:value="0.232465" calcext:value-type="float">
            <text:p>2,32E-01</text:p>
          </table:table-cell>
          <table:table-cell table:style-name="ce12" office:value-type="float" office:value="0.025496171954498" calcext:value-type="float">
            <text:p>2,5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average count</text:p>
          </table:table-cell>
          <table:table-cell table:style-name="ce12" office:value-type="float" office:value="0.213973" calcext:value-type="float">
            <text:p>2,14E-01</text:p>
          </table:table-cell>
          <table:table-cell table:style-name="ce12" office:value-type="float" office:value="0.216221454545455" calcext:value-type="float">
            <text:p>2,16E-01</text:p>
          </table:table-cell>
          <table:table-cell table:style-name="ce12" office:value-type="float" office:value="0.1993" calcext:value-type="float">
            <text:p>1,99E-01</text:p>
          </table:table-cell>
          <table:table-cell table:style-name="ce12" office:value-type="float" office:value="0.234097" calcext:value-type="float">
            <text:p>2,34E-01</text:p>
          </table:table-cell>
          <table:table-cell table:style-name="ce12" office:value-type="float" office:value="0.00995062004463679" calcext:value-type="float">
            <text:p>9,95E-03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93633" calcext:value-type="float">
            <text:p>1,9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0.179177" calcext:value-type="float">
            <text:p>1,79E-01</text:p>
          </table:table-cell>
          <table:table-cell table:style-name="ce12" office:value-type="float" office:value="0.169858666666667" calcext:value-type="float">
            <text:p>1,70E-01</text:p>
          </table:table-cell>
          <table:table-cell table:style-name="ce12" office:value-type="float" office:value="0.150789" calcext:value-type="float">
            <text:p>1,51E-01</text:p>
          </table:table-cell>
          <table:table-cell table:style-name="ce12" office:value-type="float" office:value="0.17961" calcext:value-type="float">
            <text:p>1,80E-01</text:p>
          </table:table-cell>
          <table:table-cell table:style-name="ce12" office:value-type="float" office:value="0.0165162348110377" calcext:value-type="float">
            <text:p>1,6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75336" calcext:value-type="float">
            <text:p>1,7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158694" calcext:value-type="float">
            <text:p>1,5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36473" calcext:value-type="float">
            <text:p>1,36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Numericprocessor. calculate null rows count</text:p>
          </table:table-cell>
          <table:table-cell table:number-columns-repeated="4" table:style-name="ce13" office:value-type="float" office:value="0.084067" calcext:value-type="float">
            <text:p>8,41E-02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77952" calcext:value-type="float">
            <text:p>7,8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0.076922" calcext:value-type="float">
            <text:p>7,69E-02</text:p>
          </table:table-cell>
          <table:table-cell table:style-name="ce12" office:value-type="float" office:value="0.0647256666666667" calcext:value-type="float">
            <text:p>6,47E-02</text:p>
          </table:table-cell>
          <table:table-cell table:style-name="ce12" office:value-type="float" office:value="0.037625" calcext:value-type="float">
            <text:p>3,76E-02</text:p>
          </table:table-cell>
          <table:table-cell table:style-name="ce12" office:value-type="float" office:value="0.07963" calcext:value-type="float">
            <text:p>7,96E-02</text:p>
          </table:table-cell>
          <table:table-cell table:style-name="ce12" office:value-type="float" office:value="0.0235088901552866" calcext:value-type="float">
            <text:p>2,3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48028" calcext:value-type="float">
            <text:p>4,8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41207" calcext:value-type="float">
            <text:p>4,12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ull rows count</text:p>
          </table:table-cell>
          <table:table-cell table:style-name="ce12" office:value-type="float" office:value="0.039459" calcext:value-type="float">
            <text:p>3,95E-02</text:p>
          </table:table-cell>
          <table:table-cell table:style-name="ce12" office:value-type="float" office:value="0.0552433333333333" calcext:value-type="float">
            <text:p>5,52E-02</text:p>
          </table:table-cell>
          <table:table-cell table:style-name="ce12" office:value-type="float" office:value="0.039414" calcext:value-type="float">
            <text:p>3,94E-02</text:p>
          </table:table-cell>
          <table:table-cell table:style-name="ce12" office:value-type="float" office:value="0.086857" calcext:value-type="float">
            <text:p>8,69E-02</text:p>
          </table:table-cell>
          <table:table-cell table:style-name="ce12" office:value-type="float" office:value="0.0273782476855867" calcext:value-type="float">
            <text:p>2,74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72727272727273" calcext:value-type="float">
            <text:p>5,7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46709936649691" calcext:value-type="float">
            <text:p>4,67E-07</text:p>
          </table:table-cell>
          <table:table-cell table:style-name="ce14" office:value-type="float" office:value="11" calcext:value-type="float">
            <text:p>11</text:p>
          </table:table-cell>
          <table:table-cell table:style-name="ce21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number-columns-repeated="7" table:default-cell-style-name="ce24"/>
        <table:table-column table:style-name="co4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5" table:default-cell-style-name="ce24"/>
        <table:table-column table:style-name="co6" table:number-columns-repeated="1007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799" calcext:value-type="float">
            <text:p>7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067082979684102" calcext:value-type="float">
            <text:p>0,06708297968410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0798007980079801" calcext:value-type="float">
            <text:p>0,00798007980079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0889741430257536" calcext:value-type="float">
            <text:p>0,08897414302575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0791639812716726" calcext:value-type="float">
            <text:p>0,00791639812716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09 20:48:3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9.54849225068257" calcext:value-type="float">
            <text:p>9,5484922506825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580" calcext:value-type="float">
            <text:p>58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8.14158153633336" calcext:value-type="float">
            <text:p>8,141581536333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278786" calcext:value-type="float">
            <text:p>27878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206.303673995384" calcext:value-type="float">
            <text:p>206,30367399538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42561.2059039936" calcext:value-type="float">
            <text:p>42561,20590399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.22859916419707" calcext:value-type="float">
            <text:p>4,22859916419707</text:p>
          </table:table-cell>
          <table:table-cell office:value-type="float" office:value="5.0850353950503" calcext:value-type="float">
            <text:p>5,085035395050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1927" calcext:value-type="float">
            <text:p>6,6192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06008135712" calcext:value-type="float">
            <text:p>2,1110600813571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5657466709954" calcext:value-type="float">
            <text:p>4,4565746670995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215" calcext:value-type="float">
            <text:p>9221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33" calcext:value-type="float">
            <text:p>3333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30945" calcext:value-type="float">
            <text:p>23,30945</text:p>
          </table:table-cell>
          <table:table-cell office:value-type="float" office:value="91.01277" calcext:value-type="float">
            <text:p>91,0127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2215293577925" calcext:value-type="float">
            <text:p>5,12215293577925</text:p>
          </table:table-cell>
          <table:table-cell office:value-type="float" office:value="23.9430600994767" calcext:value-type="float">
            <text:p>23,94306009947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.236450697512" calcext:value-type="float">
            <text:p>26,236450697512</text:p>
          </table:table-cell>
          <table:table-cell office:value-type="float" office:value="573.270126927151" calcext:value-type="float">
            <text:p>573,27012692715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61929873461678" calcext:value-type="float">
            <text:p>1,61929873461678</text:p>
          </table:table-cell>
          <table:table-cell office:value-type="float" office:value="16.4529817672919" calcext:value-type="float">
            <text:p>16,452981767291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61929873461678" calcext:value-type="float">
            <text:p>1,61929873461678</text:p>
          </table:table-cell>
          <table:table-cell office:value-type="float" office:value="7.59163891051606" calcext:value-type="float">
            <text:p>7,5916389105160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30945" calcext:value-type="float">
            <text:p>23,30945</text:p>
          </table:table-cell>
          <table:table-cell office:value-type="float" office:value="91.01277" calcext:value-type="float">
            <text:p>91,0127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2215293577925" calcext:value-type="float">
            <text:p>5,12215293577925</text:p>
          </table:table-cell>
          <table:table-cell office:value-type="float" office:value="23.9430600994767" calcext:value-type="float">
            <text:p>23,94306009947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.236450697512" calcext:value-type="float">
            <text:p>26,236450697512</text:p>
          </table:table-cell>
          <table:table-cell office:value-type="float" office:value="573.270126927151" calcext:value-type="float">
            <text:p>573,27012692715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33.02428" calcext:value-type="float">
            <text:p>3,30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6.87751" calcext:value-type="float">
            <text:p>6,88E+00</text:p>
          </table:table-cell>
          <table:table-cell table:style-name="ce12" office:value-type="float" office:value="9.47259333333333" calcext:value-type="float">
            <text:p>9,47E+00</text:p>
          </table:table-cell>
          <table:table-cell table:style-name="ce12" office:value-type="float" office:value="4.69052" calcext:value-type="float">
            <text:p>4,69E+00</text:p>
          </table:table-cell>
          <table:table-cell table:style-name="ce12" office:value-type="float" office:value="16.84975" calcext:value-type="float">
            <text:p>1,68E+01</text:p>
          </table:table-cell>
          <table:table-cell table:style-name="ce12" office:value-type="float" office:value="6.48170978048488" calcext:value-type="float">
            <text:p>6,48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3.09902" calcext:value-type="float">
            <text:p>3,1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2.115859" calcext:value-type="float">
            <text:p>2,12E+00</text:p>
          </table:table-cell>
          <table:table-cell table:style-name="ce12" office:value-type="float" office:value="3.42981166666667" calcext:value-type="float">
            <text:p>3,43E+00</text:p>
          </table:table-cell>
          <table:table-cell table:style-name="ce12" office:value-type="float" office:value="0.522879" calcext:value-type="float">
            <text:p>5,23E-01</text:p>
          </table:table-cell>
          <table:table-cell table:style-name="ce12" office:value-type="float" office:value="7.650697" calcext:value-type="float">
            <text:p>7,65E+00</text:p>
          </table:table-cell>
          <table:table-cell table:style-name="ce12" office:value-type="float" office:value="3.74116306353537" calcext:value-type="float">
            <text:p>3,74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process</text:p>
          </table:table-cell>
          <table:table-cell table:number-columns-repeated="4" table:style-name="ce12" office:value-type="float" office:value="1.954941" calcext:value-type="float">
            <text:p>1,9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.954731" calcext:value-type="float">
            <text:p>1,9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.838712" calcext:value-type="float">
            <text:p>1,8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.522892" calcext:value-type="float">
            <text:p>1,52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1.351348" calcext:value-type="float">
            <text:p>1,3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0.991697" calcext:value-type="float">
            <text:p>9,92E-01</text:p>
          </table:table-cell>
          <table:table-cell table:style-name="ce12" office:value-type="float" office:value="0.988739333333333" calcext:value-type="float">
            <text:p>9,89E-01</text:p>
          </table:table-cell>
          <table:table-cell table:style-name="ce12" office:value-type="float" office:value="0.969482" calcext:value-type="float">
            <text:p>9,69E-01</text:p>
          </table:table-cell>
          <table:table-cell table:style-name="ce12" office:value-type="float" office:value="1.005039" calcext:value-type="float">
            <text:p>1,01E+00</text:p>
          </table:table-cell>
          <table:table-cell table:style-name="ce12" office:value-type="float" office:value="0.017962068542719" calcext:value-type="float">
            <text:p>1,80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0.920129" calcext:value-type="float">
            <text:p>9,20E-01</text:p>
          </table:table-cell>
          <table:table-cell table:style-name="ce12" office:value-type="float" office:value="1.464049" calcext:value-type="float">
            <text:p>1,46E+00</text:p>
          </table:table-cell>
          <table:table-cell table:style-name="ce12" office:value-type="float" office:value="0.27142" calcext:value-type="float">
            <text:p>2,71E-01</text:p>
          </table:table-cell>
          <table:table-cell table:style-name="ce12" office:value-type="float" office:value="3.200598" calcext:value-type="float">
            <text:p>3,20E+00</text:p>
          </table:table-cell>
          <table:table-cell table:style-name="ce12" office:value-type="float" office:value="1.53847575987436" calcext:value-type="float">
            <text:p>1,54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0.885011" calcext:value-type="float">
            <text:p>8,85E-01</text:p>
          </table:table-cell>
          <table:table-cell table:style-name="ce12" office:value-type="float" office:value="0.881284" calcext:value-type="float">
            <text:p>8,81E-01</text:p>
          </table:table-cell>
          <table:table-cell table:style-name="ce12" office:value-type="float" office:value="0.870581" calcext:value-type="float">
            <text:p>8,71E-01</text:p>
          </table:table-cell>
          <table:table-cell table:style-name="ce12" office:value-type="float" office:value="0.88826" calcext:value-type="float">
            <text:p>8,88E-01</text:p>
          </table:table-cell>
          <table:table-cell table:style-name="ce12" office:value-type="float" office:value="0.00941034839950149" calcext:value-type="float">
            <text:p>9,41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0.88051" calcext:value-type="float">
            <text:p>8,81E-01</text:p>
          </table:table-cell>
          <table:table-cell table:style-name="ce12" office:value-type="float" office:value="0.879338333333333" calcext:value-type="float">
            <text:p>8,79E-01</text:p>
          </table:table-cell>
          <table:table-cell table:style-name="ce12" office:value-type="float" office:value="0.871474" calcext:value-type="float">
            <text:p>8,71E-01</text:p>
          </table:table-cell>
          <table:table-cell table:style-name="ce12" office:value-type="float" office:value="0.886031" calcext:value-type="float">
            <text:p>8,86E-01</text:p>
          </table:table-cell>
          <table:table-cell table:style-name="ce12" office:value-type="float" office:value="0.00734888864613784" calcext:value-type="float">
            <text:p>7,35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0.874992" calcext:value-type="float">
            <text:p>8,75E-01</text:p>
          </table:table-cell>
          <table:table-cell table:style-name="ce12" office:value-type="float" office:value="0.974370090909091" calcext:value-type="float">
            <text:p>9,74E-01</text:p>
          </table:table-cell>
          <table:table-cell table:style-name="ce12" office:value-type="float" office:value="0.72384" calcext:value-type="float">
            <text:p>7,24E-01</text:p>
          </table:table-cell>
          <table:table-cell table:style-name="ce12" office:value-type="float" office:value="1.838691" calcext:value-type="float">
            <text:p>1,84E+00</text:p>
          </table:table-cell>
          <table:table-cell table:style-name="ce12" office:value-type="float" office:value="0.29623503610257" calcext:value-type="float">
            <text:p>2,96E-01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0.261517" calcext:value-type="float">
            <text:p>2,62E-01</text:p>
          </table:table-cell>
          <table:table-cell table:style-name="ce12" office:value-type="float" office:value="0.255257909090909" calcext:value-type="float">
            <text:p>2,55E-01</text:p>
          </table:table-cell>
          <table:table-cell table:style-name="ce12" office:value-type="float" office:value="0.212119" calcext:value-type="float">
            <text:p>2,12E-01</text:p>
          </table:table-cell>
          <table:table-cell table:style-name="ce12" office:value-type="float" office:value="0.270462" calcext:value-type="float">
            <text:p>2,70E-01</text:p>
          </table:table-cell>
          <table:table-cell table:style-name="ce12" office:value-type="float" office:value="0.0173528293684606" calcext:value-type="float">
            <text:p>1,74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0.2346965" calcext:value-type="float">
            <text:p>2,35E-01</text:p>
          </table:table-cell>
          <table:table-cell table:style-name="ce12" office:value-type="float" office:value="0.232421166666667" calcext:value-type="float">
            <text:p>2,32E-01</text:p>
          </table:table-cell>
          <table:table-cell table:style-name="ce12" office:value-type="float" office:value="0.178283" calcext:value-type="float">
            <text:p>1,78E-01</text:p>
          </table:table-cell>
          <table:table-cell table:style-name="ce12" office:value-type="float" office:value="0.287329" calcext:value-type="float">
            <text:p>2,87E-01</text:p>
          </table:table-cell>
          <table:table-cell table:style-name="ce12" office:value-type="float" office:value="0.024421761252968" calcext:value-type="float">
            <text:p>2,44E-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0.23428" calcext:value-type="float">
            <text:p>2,34E-01</text:p>
          </table:table-cell>
          <table:table-cell table:style-name="ce12" office:value-type="float" office:value="0.566688333333333" calcext:value-type="float">
            <text:p>5,67E-01</text:p>
          </table:table-cell>
          <table:table-cell table:style-name="ce12" office:value-type="float" office:value="0.22998" calcext:value-type="float">
            <text:p>2,30E-01</text:p>
          </table:table-cell>
          <table:table-cell table:style-name="ce12" office:value-type="float" office:value="1.235805" calcext:value-type="float">
            <text:p>1,24E+00</text:p>
          </table:table-cell>
          <table:table-cell table:style-name="ce12" office:value-type="float" office:value="0.579476019959699" calcext:value-type="float">
            <text:p>5,79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average count</text:p>
          </table:table-cell>
          <table:table-cell table:style-name="ce12" office:value-type="float" office:value="0.232799" calcext:value-type="float">
            <text:p>2,33E-01</text:p>
          </table:table-cell>
          <table:table-cell table:style-name="ce12" office:value-type="float" office:value="0.229706" calcext:value-type="float">
            <text:p>2,30E-01</text:p>
          </table:table-cell>
          <table:table-cell table:style-name="ce12" office:value-type="float" office:value="0.189486" calcext:value-type="float">
            <text:p>1,89E-01</text:p>
          </table:table-cell>
          <table:table-cell table:style-name="ce12" office:value-type="float" office:value="0.238413" calcext:value-type="float">
            <text:p>2,38E-01</text:p>
          </table:table-cell>
          <table:table-cell table:style-name="ce12" office:value-type="float" office:value="0.0137116394205799" calcext:value-type="float">
            <text:p>1,37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99872" calcext:value-type="float">
            <text:p>2,0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0.19436" calcext:value-type="float">
            <text:p>1,94E-01</text:p>
          </table:table-cell>
          <table:table-cell table:style-name="ce12" office:value-type="float" office:value="0.316175333333333" calcext:value-type="float">
            <text:p>3,16E-01</text:p>
          </table:table-cell>
          <table:table-cell table:style-name="ce12" office:value-type="float" office:value="0.192808" calcext:value-type="float">
            <text:p>1,93E-01</text:p>
          </table:table-cell>
          <table:table-cell table:style-name="ce12" office:value-type="float" office:value="0.561358" calcext:value-type="float">
            <text:p>5,61E-01</text:p>
          </table:table-cell>
          <table:table-cell table:style-name="ce12" office:value-type="float" office:value="0.212335835885828" calcext:value-type="float">
            <text:p>2,12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0.194318" calcext:value-type="float">
            <text:p>1,94E-01</text:p>
          </table:table-cell>
          <table:table-cell table:style-name="ce12" office:value-type="float" office:value="0.656472692307692" calcext:value-type="float">
            <text:p>6,56E-01</text:p>
          </table:table-cell>
          <table:table-cell table:style-name="ce12" office:value-type="float" office:value="0.175501" calcext:value-type="float">
            <text:p>1,76E-01</text:p>
          </table:table-cell>
          <table:table-cell table:style-name="ce12" office:value-type="float" office:value="3.20058" calcext:value-type="float">
            <text:p>3,20E+00</text:p>
          </table:table-cell>
          <table:table-cell table:style-name="ce12" office:value-type="float" office:value="0.914859501663542" calcext:value-type="float">
            <text:p>9,15E-01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93124" calcext:value-type="float">
            <text:p>1,9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0.183344" calcext:value-type="float">
            <text:p>1,83E-01</text:p>
          </table:table-cell>
          <table:table-cell table:style-name="ce12" office:value-type="float" office:value="0.228281333333333" calcext:value-type="float">
            <text:p>2,28E-01</text:p>
          </table:table-cell>
          <table:table-cell table:style-name="ce12" office:value-type="float" office:value="0.182385" calcext:value-type="float">
            <text:p>1,82E-01</text:p>
          </table:table-cell>
          <table:table-cell table:style-name="ce12" office:value-type="float" office:value="0.319115" calcext:value-type="float">
            <text:p>3,19E-01</text:p>
          </table:table-cell>
          <table:table-cell table:style-name="ce12" office:value-type="float" office:value="0.0786657242408238" calcext:value-type="float">
            <text:p>7,87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175534" calcext:value-type="float">
            <text:p>1,76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0.161571" calcext:value-type="float">
            <text:p>1,62E-01</text:p>
          </table:table-cell>
          <table:table-cell table:style-name="ce12" office:value-type="float" office:value="0.308753666666667" calcext:value-type="float">
            <text:p>3,09E-01</text:p>
          </table:table-cell>
          <table:table-cell table:style-name="ce12" office:value-type="float" office:value="0.158346" calcext:value-type="float">
            <text:p>1,58E-01</text:p>
          </table:table-cell>
          <table:table-cell table:style-name="ce12" office:value-type="float" office:value="0.606344" calcext:value-type="float">
            <text:p>6,06E-01</text:p>
          </table:table-cell>
          <table:table-cell table:style-name="ce12" office:value-type="float" office:value="0.257725833059733" calcext:value-type="float">
            <text:p>2,5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54954" calcext:value-type="float">
            <text:p>1,5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83608" calcext:value-type="float">
            <text:p>8,36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73428" calcext:value-type="float">
            <text:p>7,34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ull rows count</text:p>
          </table:table-cell>
          <table:table-cell table:style-name="ce12" office:value-type="float" office:value="0.073132" calcext:value-type="float">
            <text:p>7,31E-02</text:p>
          </table:table-cell>
          <table:table-cell table:style-name="ce12" office:value-type="float" office:value="0.071528" calcext:value-type="float">
            <text:p>7,15E-02</text:p>
          </table:table-cell>
          <table:table-cell table:style-name="ce12" office:value-type="float" office:value="0.067236" calcext:value-type="float">
            <text:p>6,72E-02</text:p>
          </table:table-cell>
          <table:table-cell table:style-name="ce12" office:value-type="float" office:value="0.074216" calcext:value-type="float">
            <text:p>7,42E-02</text:p>
          </table:table-cell>
          <table:table-cell table:style-name="ce12" office:value-type="float" office:value="0.00375628965869247" calcext:value-type="float">
            <text:p>3,76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0.055568" calcext:value-type="float">
            <text:p>5,56E-02</text:p>
          </table:table-cell>
          <table:table-cell table:style-name="ce12" office:value-type="float" office:value="0.059183" calcext:value-type="float">
            <text:p>5,92E-02</text:p>
          </table:table-cell>
          <table:table-cell table:style-name="ce12" office:value-type="float" office:value="0.051929" calcext:value-type="float">
            <text:p>5,19E-02</text:p>
          </table:table-cell>
          <table:table-cell table:style-name="ce12" office:value-type="float" office:value="0.070052" calcext:value-type="float">
            <text:p>7,01E-02</text:p>
          </table:table-cell>
          <table:table-cell table:style-name="ce12" office:value-type="float" office:value="0.00958707207649969" calcext:value-type="float">
            <text:p>9,59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54466" calcext:value-type="float">
            <text:p>5,45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imestampprocessor. calculate not null rows count</text:p>
          </table:table-cell>
          <table:table-cell table:number-columns-repeated="4" table:style-name="ce13" office:value-type="float" office:value="0.054109" calcext:value-type="float">
            <text:p>5,41E-02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45454545454546" calcext:value-type="float">
            <text:p>5,45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93419873299383" calcext:value-type="float">
            <text:p>9,34E-07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number-columns-repeated="7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8" table:default-cell-style-name="ce24"/>
        <table:table-column table:style-name="co10" table:default-cell-style-name="ce24"/>
        <table:table-column table:style-name="co8" table:default-cell-style-name="ce24"/>
        <table:table-column table:style-name="co10" table:default-cell-style-name="ce24"/>
        <table:table-column table:style-name="co8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5" table:default-cell-style-name="ce24"/>
        <table:table-column table:style-name="co6" table:number-columns-repeated="1000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12824" calcext:value-type="float">
            <text:p>1282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000000" calcext:value-type="float">
            <text:p>100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101498705691773" calcext:value-type="float">
            <text:p>0,10149870569177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132740132740133" calcext:value-type="float">
            <text:p>0,01327401327401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119882505477204" calcext:value-type="float">
            <text:p>0,11988250547720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143718151194918" calcext:value-type="float">
            <text:p>0,01437181511949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10 00:16: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13.1791849426075" calcext:value-type="float">
            <text:p>13,17918494260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4840" calcext:value-type="float">
            <text:p>48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10.5071287468271" calcext:value-type="float">
            <text:p>10,507128746827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1975.102011" calcext:value-type="float">
            <text:p>1975,10201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4971" calcext:value-type="float">
            <text:p>497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747.20646869408" calcext:value-type="float">
            <text:p>1747,2064686940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3052730.44424644" calcext:value-type="float">
            <text:p>3052730,4442464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3195374929796" calcext:value-type="float">
            <text:p>2,33195374929796</text:p>
          </table:table-cell>
          <table:table-cell office:value-type="float" office:value="4.22866623554742" calcext:value-type="float">
            <text:p>4,22866623554742</text:p>
          </table:table-cell>
          <table:table-cell office:value-type="float" office:value="5.08173639840968" calcext:value-type="float">
            <text:p>5,0817363984096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5804" calcext:value-type="float">
            <text:p>6,49580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239718986181" calcext:value-type="float">
            <text:p>2,0223971898618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009039356094" calcext:value-type="float">
            <text:p>4,0900903935609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25558" calcext:value-type="float">
            <text:p>92555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0214" calcext:value-type="float">
            <text:p>27021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318081" calcext:value-type="float">
            <text:p>23,318081</text:p>
          </table:table-cell>
          <table:table-cell office:value-type="float" office:value="90.153364" calcext:value-type="float">
            <text:p>90,15336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4917863945636" calcext:value-type="float">
            <text:p>4,84917863945636</text:p>
          </table:table-cell>
          <table:table-cell office:value-type="float" office:value="22.9844391596602" calcext:value-type="float">
            <text:p>22,98443915966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5145334773599" calcext:value-type="float">
            <text:p>23,5145334773599</text:p>
          </table:table-cell>
          <table:table-cell office:value-type="float" office:value="528.284443484121" calcext:value-type="float">
            <text:p>528,28444348412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42604999063942" calcext:value-type="float">
            <text:p>0,442604999063942</text:p>
          </table:table-cell>
          <table:table-cell office:value-type="float" office:value="1.70542775511487" calcext:value-type="float">
            <text:p>1,70542775511487</text:p>
          </table:table-cell>
          <table:table-cell office:value-type="float" office:value="19.7801523673359" calcext:value-type="float">
            <text:p>19,780152367335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442604999063942" calcext:value-type="float">
            <text:p>0,442604999063942</text:p>
          </table:table-cell>
          <table:table-cell office:value-type="float" office:value="1.70542775511487" calcext:value-type="float">
            <text:p>1,70542775511487</text:p>
          </table:table-cell>
          <table:table-cell office:value-type="float" office:value="8.41639727490235" calcext:value-type="float">
            <text:p>8,4163972749023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.318081" calcext:value-type="float">
            <text:p>23,318081</text:p>
          </table:table-cell>
          <table:table-cell office:value-type="float" office:value="90.153364" calcext:value-type="float">
            <text:p>90,15336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84917863945636" calcext:value-type="float">
            <text:p>4,84917863945636</text:p>
          </table:table-cell>
          <table:table-cell office:value-type="float" office:value="22.9844391596602" calcext:value-type="float">
            <text:p>22,98443915966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5145334773599" calcext:value-type="float">
            <text:p>23,5145334773599</text:p>
          </table:table-cell>
          <table:table-cell office:value-type="float" office:value="528.284443484121" calcext:value-type="float">
            <text:p>528,2844434841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75.362584" calcext:value-type="float">
            <text:p>2,75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process</text:p>
          </table:table-cell>
          <table:table-cell table:number-columns-repeated="4" table:style-name="ce12" office:value-type="float" office:value="73.740244" calcext:value-type="float">
            <text:p>7,37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Tupleprocessor. calculate tuple entropy</text:p>
          </table:table-cell>
          <table:table-cell table:number-columns-repeated="4" table:style-name="ce13" office:value-type="float" office:value="73.739984" calcext:value-type="float">
            <text:p>7,37E+01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63.047836" calcext:value-type="float">
            <text:p>6,30E+01</text:p>
          </table:table-cell>
          <table:table-cell table:style-name="ce12" office:value-type="float" office:value="81.5341953333333" calcext:value-type="float">
            <text:p>8,15E+01</text:p>
          </table:table-cell>
          <table:table-cell table:style-name="ce12" office:value-type="float" office:value="22.908088" calcext:value-type="float">
            <text:p>2,29E+01</text:p>
          </table:table-cell>
          <table:table-cell table:style-name="ce12" office:value-type="float" office:value="158.646662" calcext:value-type="float">
            <text:p>1,59E+02</text:p>
          </table:table-cell>
          <table:table-cell table:style-name="ce12" office:value-type="float" office:value="69.7319813926093" calcext:value-type="float">
            <text:p>6,9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36.997657" calcext:value-type="float">
            <text:p>3,70E+01</text:p>
          </table:table-cell>
          <table:table-cell table:style-name="ce12" office:value-type="float" office:value="42.2703976666667" calcext:value-type="float">
            <text:p>4,23E+01</text:p>
          </table:table-cell>
          <table:table-cell table:style-name="ce12" office:value-type="float" office:value="4.315734" calcext:value-type="float">
            <text:p>4,32E+00</text:p>
          </table:table-cell>
          <table:table-cell table:style-name="ce12" office:value-type="float" office:value="85.497802" calcext:value-type="float">
            <text:p>8,55E+01</text:p>
          </table:table-cell>
          <table:table-cell table:style-name="ce12" office:value-type="float" office:value="40.8470731729043" calcext:value-type="float">
            <text:p>4,08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23.895345" calcext:value-type="float">
            <text:p>2,39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8.784732" calcext:value-type="float">
            <text:p>1,88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2.300545" calcext:value-type="float">
            <text:p>1,23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8.40744" calcext:value-type="float">
            <text:p>8,41E+00</text:p>
          </table:table-cell>
          <table:table-cell table:style-name="ce12" office:value-type="float" office:value="14.3538103333333" calcext:value-type="float">
            <text:p>1,44E+01</text:p>
          </table:table-cell>
          <table:table-cell table:style-name="ce12" office:value-type="float" office:value="1.645749" calcext:value-type="float">
            <text:p>1,65E+00</text:p>
          </table:table-cell>
          <table:table-cell table:style-name="ce12" office:value-type="float" office:value="33.008242" calcext:value-type="float">
            <text:p>3,30E+01</text:p>
          </table:table-cell>
          <table:table-cell table:style-name="ce12" office:value-type="float" office:value="16.5051804564392" calcext:value-type="float">
            <text:p>1,65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6.725356" calcext:value-type="float">
            <text:p>6,73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4.416371" calcext:value-type="float">
            <text:p>4,42E+00</text:p>
          </table:table-cell>
          <table:table-cell table:style-name="ce12" office:value-type="float" office:value="4.45409933333333" calcext:value-type="float">
            <text:p>4,45E+00</text:p>
          </table:table-cell>
          <table:table-cell table:style-name="ce12" office:value-type="float" office:value="4.303943" calcext:value-type="float">
            <text:p>4,30E+00</text:p>
          </table:table-cell>
          <table:table-cell table:style-name="ce12" office:value-type="float" office:value="4.641984" calcext:value-type="float">
            <text:p>4,64E+00</text:p>
          </table:table-cell>
          <table:table-cell table:style-name="ce12" office:value-type="float" office:value="0.17214964354402" calcext:value-type="float">
            <text:p>1,72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3.933242" calcext:value-type="float">
            <text:p>3,93E+00</text:p>
          </table:table-cell>
          <table:table-cell table:style-name="ce12" office:value-type="float" office:value="5.36155281818182" calcext:value-type="float">
            <text:p>5,36E+00</text:p>
          </table:table-cell>
          <table:table-cell table:style-name="ce12" office:value-type="float" office:value="3.680732" calcext:value-type="float">
            <text:p>3,68E+00</text:p>
          </table:table-cell>
          <table:table-cell table:style-name="ce12" office:value-type="float" office:value="18.784724" calcext:value-type="float">
            <text:p>1,88E+01</text:p>
          </table:table-cell>
          <table:table-cell table:style-name="ce12" office:value-type="float" office:value="4.46260517856005" calcext:value-type="float">
            <text:p>4,46E+0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3.903515" calcext:value-type="float">
            <text:p>3,90E+00</text:p>
          </table:table-cell>
          <table:table-cell table:style-name="ce12" office:value-type="float" office:value="3.90122666666667" calcext:value-type="float">
            <text:p>3,90E+00</text:p>
          </table:table-cell>
          <table:table-cell table:style-name="ce12" office:value-type="float" office:value="3.739614" calcext:value-type="float">
            <text:p>3,74E+00</text:p>
          </table:table-cell>
          <table:table-cell table:style-name="ce12" office:value-type="float" office:value="4.060551" calcext:value-type="float">
            <text:p>4,06E+00</text:p>
          </table:table-cell>
          <table:table-cell table:style-name="ce12" office:value-type="float" office:value="0.160480736676815" calcext:value-type="float">
            <text:p>1,60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3.873824" calcext:value-type="float">
            <text:p>3,87E+00</text:p>
          </table:table-cell>
          <table:table-cell table:style-name="ce12" office:value-type="float" office:value="3.84587233333333" calcext:value-type="float">
            <text:p>3,85E+00</text:p>
          </table:table-cell>
          <table:table-cell table:style-name="ce12" office:value-type="float" office:value="3.717735" calcext:value-type="float">
            <text:p>3,72E+00</text:p>
          </table:table-cell>
          <table:table-cell table:style-name="ce12" office:value-type="float" office:value="3.946058" calcext:value-type="float">
            <text:p>3,95E+00</text:p>
          </table:table-cell>
          <table:table-cell table:style-name="ce12" office:value-type="float" office:value="0.116699699375505" calcext:value-type="float">
            <text:p>1,17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1.782098" calcext:value-type="float">
            <text:p>1,78E+00</text:p>
          </table:table-cell>
          <table:table-cell table:style-name="ce12" office:value-type="float" office:value="4.871701" calcext:value-type="float">
            <text:p>4,87E+00</text:p>
          </table:table-cell>
          <table:table-cell table:style-name="ce12" office:value-type="float" office:value="1.71394" calcext:value-type="float">
            <text:p>1,71E+00</text:p>
          </table:table-cell>
          <table:table-cell table:style-name="ce12" office:value-type="float" office:value="11.119065" calcext:value-type="float">
            <text:p>1,11E+01</text:p>
          </table:table-cell>
          <table:table-cell table:style-name="ce12" office:value-type="float" office:value="5.41048325841722" calcext:value-type="float">
            <text:p>5,41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1.28084" calcext:value-type="float">
            <text:p>1,28E+00</text:p>
          </table:table-cell>
          <table:table-cell table:style-name="ce12" office:value-type="float" office:value="1.26253445454545" calcext:value-type="float">
            <text:p>1,26E+00</text:p>
          </table:table-cell>
          <table:table-cell table:style-name="ce12" office:value-type="float" office:value="1.108432" calcext:value-type="float">
            <text:p>1,11E+00</text:p>
          </table:table-cell>
          <table:table-cell table:style-name="ce12" office:value-type="float" office:value="1.312854" calcext:value-type="float">
            <text:p>1,31E+00</text:p>
          </table:table-cell>
          <table:table-cell table:style-name="ce12" office:value-type="float" office:value="0.0557148418006614" calcext:value-type="float">
            <text:p>5,57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1.053337" calcext:value-type="float">
            <text:p>1,0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0.930944" calcext:value-type="float">
            <text:p>9,31E-01</text:p>
          </table:table-cell>
          <table:table-cell table:style-name="ce12" office:value-type="float" office:value="2.378778" calcext:value-type="float">
            <text:p>2,38E+00</text:p>
          </table:table-cell>
          <table:table-cell table:style-name="ce12" office:value-type="float" office:value="0.880959" calcext:value-type="float">
            <text:p>8,81E-01</text:p>
          </table:table-cell>
          <table:table-cell table:style-name="ce12" office:value-type="float" office:value="5.324431" calcext:value-type="float">
            <text:p>5,32E+00</text:p>
          </table:table-cell>
          <table:table-cell table:style-name="ce12" office:value-type="float" office:value="2.551132752791" calcext:value-type="float">
            <text:p>2,55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0.9280845" calcext:value-type="float">
            <text:p>9,28E-01</text:p>
          </table:table-cell>
          <table:table-cell table:style-name="ce12" office:value-type="float" office:value="1.39616275" calcext:value-type="float">
            <text:p>1,40E+00</text:p>
          </table:table-cell>
          <table:table-cell table:style-name="ce12" office:value-type="float" office:value="0.847379" calcext:value-type="float">
            <text:p>8,47E-01</text:p>
          </table:table-cell>
          <table:table-cell table:style-name="ce12" office:value-type="float" office:value="6.189207" calcext:value-type="float">
            <text:p>6,19E+00</text:p>
          </table:table-cell>
          <table:table-cell table:style-name="ce12" office:value-type="float" office:value="1.5157513150223" calcext:value-type="float">
            <text:p>1,52E+00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90957" calcext:value-type="float">
            <text:p>9,1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average count</text:p>
          </table:table-cell>
          <table:table-cell table:style-name="ce12" office:value-type="float" office:value="0.868369" calcext:value-type="float">
            <text:p>8,68E-01</text:p>
          </table:table-cell>
          <table:table-cell table:style-name="ce12" office:value-type="float" office:value="0.860261727272727" calcext:value-type="float">
            <text:p>8,60E-01</text:p>
          </table:table-cell>
          <table:table-cell table:style-name="ce12" office:value-type="float" office:value="0.672943" calcext:value-type="float">
            <text:p>6,73E-01</text:p>
          </table:table-cell>
          <table:table-cell table:style-name="ce12" office:value-type="float" office:value="0.952036" calcext:value-type="float">
            <text:p>9,52E-01</text:p>
          </table:table-cell>
          <table:table-cell table:style-name="ce12" office:value-type="float" office:value="0.0744365338474205" calcext:value-type="float">
            <text:p>7,44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615226" calcext:value-type="float">
            <text:p>6,1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0.6152" calcext:value-type="float">
            <text:p>6,15E-01</text:p>
          </table:table-cell>
          <table:table-cell table:style-name="ce12" office:value-type="float" office:value="9.89688153846154" calcext:value-type="float">
            <text:p>9,90E+00</text:p>
          </table:table-cell>
          <table:table-cell table:style-name="ce12" office:value-type="float" office:value="0.488929" calcext:value-type="float">
            <text:p>4,89E-01</text:p>
          </table:table-cell>
          <table:table-cell table:style-name="ce12" office:value-type="float" office:value="73.739941" calcext:value-type="float">
            <text:p>7,37E+01</text:p>
          </table:table-cell>
          <table:table-cell table:style-name="ce12" office:value-type="float" office:value="21.1376161796466" calcext:value-type="float">
            <text:p>2,11E+01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0.581277" calcext:value-type="float">
            <text:p>5,81E-01</text:p>
          </table:table-cell>
          <table:table-cell table:style-name="ce12" office:value-type="float" office:value="1.94835566666667" calcext:value-type="float">
            <text:p>1,95E+00</text:p>
          </table:table-cell>
          <table:table-cell table:style-name="ce12" office:value-type="float" office:value="0.571721" calcext:value-type="float">
            <text:p>5,72E-01</text:p>
          </table:table-cell>
          <table:table-cell table:style-name="ce12" office:value-type="float" office:value="4.692069" calcext:value-type="float">
            <text:p>4,69E+00</text:p>
          </table:table-cell>
          <table:table-cell table:style-name="ce12" office:value-type="float" office:value="2.37613025125251" calcext:value-type="float">
            <text:p>2,38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0.57948" calcext:value-type="float">
            <text:p>5,79E-01</text:p>
          </table:table-cell>
          <table:table-cell table:style-name="ce12" office:value-type="float" office:value="1.438248" calcext:value-type="float">
            <text:p>1,44E+00</text:p>
          </table:table-cell>
          <table:table-cell table:style-name="ce12" office:value-type="float" office:value="0.556856" calcext:value-type="float">
            <text:p>5,57E-01</text:p>
          </table:table-cell>
          <table:table-cell table:style-name="ce12" office:value-type="float" office:value="3.178408" calcext:value-type="float">
            <text:p>3,18E+00</text:p>
          </table:table-cell>
          <table:table-cell table:style-name="ce12" office:value-type="float" office:value="1.5070652210651" calcext:value-type="float">
            <text:p>1,51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488952" calcext:value-type="float">
            <text:p>4,8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ull rows count</text:p>
          </table:table-cell>
          <table:table-cell table:style-name="ce12" office:value-type="float" office:value="0.34826" calcext:value-type="float">
            <text:p>3,48E-01</text:p>
          </table:table-cell>
          <table:table-cell table:style-name="ce12" office:value-type="float" office:value="0.357838666666667" calcext:value-type="float">
            <text:p>3,58E-01</text:p>
          </table:table-cell>
          <table:table-cell table:style-name="ce12" office:value-type="float" office:value="0.331264" calcext:value-type="float">
            <text:p>3,31E-01</text:p>
          </table:table-cell>
          <table:table-cell table:style-name="ce12" office:value-type="float" office:value="0.393992" calcext:value-type="float">
            <text:p>3,94E-01</text:p>
          </table:table-cell>
          <table:table-cell table:style-name="ce12" office:value-type="float" office:value="0.0324424665728938" calcext:value-type="float">
            <text:p>3,24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345841" calcext:value-type="float">
            <text:p>3,46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334254" calcext:value-type="float">
            <text:p>3,3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185314" calcext:value-type="float">
            <text:p>1,8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180851" calcext:value-type="float">
            <text:p>1,8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0.180753" calcext:value-type="float">
            <text:p>1,81E-01</text:p>
          </table:table-cell>
          <table:table-cell table:style-name="ce12" office:value-type="float" office:value="0.185903333333333" calcext:value-type="float">
            <text:p>1,86E-01</text:p>
          </table:table-cell>
          <table:table-cell table:style-name="ce12" office:value-type="float" office:value="0.173935" calcext:value-type="float">
            <text:p>1,74E-01</text:p>
          </table:table-cell>
          <table:table-cell table:style-name="ce12" office:value-type="float" office:value="0.203022" calcext:value-type="float">
            <text:p>2,03E-01</text:p>
          </table:table-cell>
          <table:table-cell table:style-name="ce12" office:value-type="float" office:value="0.015212095264405" calcext:value-type="float">
            <text:p>1,5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09090909090909" calcext:value-type="float">
            <text:p>5,09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122102788293679" calcext:value-type="float">
            <text:p>1,22E-0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21"/>
        <table:table-column table:style-name="co2" table:default-cell-style-name="ce24"/>
        <table:table-column table:style-name="co11" table:number-columns-repeated="7" table:default-cell-style-name="ce24"/>
        <table:table-column table:style-name="co12" table:default-cell-style-name="ce24"/>
        <table:table-column table:style-name="co11" table:default-cell-style-name="ce24"/>
        <table:table-column table:style-name="co13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9" table:default-cell-style-name="ce24"/>
        <table:table-column table:style-name="co14" table:default-cell-style-name="ce24"/>
        <table:table-column table:style-name="co9" table:default-cell-style-name="ce24"/>
        <table:table-column table:style-name="co14" table:default-cell-style-name="ce24"/>
        <table:table-column table:style-name="co9" table:default-cell-style-name="ce24"/>
        <table:table-column table:style-name="co5" table:default-cell-style-name="ce24"/>
        <table:table-column table:style-name="co6" table:number-columns-repeated="996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124707" calcext:value-type="float">
            <text:p>12470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0000000" calcext:value-type="float">
            <text:p>10000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100069384657508" calcext:value-type="float">
            <text:p>0,10006938465750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131202013120201" calcext:value-type="float">
            <text:p>0,0131202013120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122290072478031" calcext:value-type="float">
            <text:p>0,12229007247803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149548618266822" calcext:value-type="float">
            <text:p>0,01495486182668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11 09:02: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15.4578199798741" calcext:value-type="float">
            <text:p>15,457819979874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25389" calcext:value-type="float">
            <text:p>2538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10.3107293879051" calcext:value-type="float">
            <text:p>10,310729387905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7345.8734473" calcext:value-type="float">
            <text:p>7345,873447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25479" calcext:value-type="float">
            <text:p>2547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8571.31549459861" calcext:value-type="float">
            <text:p>8571,315494598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73467449.3079463" calcext:value-type="float">
            <text:p>73467449,307946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6840975512868" calcext:value-type="float">
            <text:p>2,16840975512868</text:p>
          </table:table-cell>
          <table:table-cell office:value-type="float" office:value="4.21672561065913" calcext:value-type="float">
            <text:p>4,21672561065913</text:p>
          </table:table-cell>
          <table:table-cell office:value-type="float" office:value="5.12197343862642" calcext:value-type="float">
            <text:p>5,1219734386264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52305" calcext:value-type="float">
            <text:p>6,385230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718977293979" calcext:value-type="float">
            <text:p>2,0571897729397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202976188806" calcext:value-type="float">
            <text:p>4,2320297618880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233071" calcext:value-type="float">
            <text:p>923307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00187" calcext:value-type="float">
            <text:p>310018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0000000" calcext:value-type="float">
            <text:p>100000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.1035115" calcext:value-type="float">
            <text:p>21,1035115</text:p>
          </table:table-cell>
          <table:table-cell office:value-type="float" office:value="92.530124" calcext:value-type="float">
            <text:p>92,53012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76119505560019" calcext:value-type="float">
            <text:p>5,76119505560019</text:p>
          </table:table-cell>
          <table:table-cell office:value-type="float" office:value="20.9184764155737" calcext:value-type="float">
            <text:p>20,918476415573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.191368468672" calcext:value-type="float">
            <text:p>33,191368468672</text:p>
          </table:table-cell>
          <table:table-cell office:value-type="float" office:value="437.582655548915" calcext:value-type="float">
            <text:p>437,58265554891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24546340171579" calcext:value-type="float">
            <text:p>0,224546340171579</text:p>
          </table:table-cell>
          <table:table-cell office:value-type="float" office:value="2.0048985397104" calcext:value-type="float">
            <text:p>2,0048985397104</text:p>
          </table:table-cell>
          <table:table-cell office:value-type="float" office:value="23.0933724304979" calcext:value-type="float">
            <text:p>23,093372430497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24546340171579" calcext:value-type="float">
            <text:p>0,224546340171579</text:p>
          </table:table-cell>
          <table:table-cell office:value-type="float" office:value="2.0048985397104" calcext:value-type="float">
            <text:p>2,0048985397104</text:p>
          </table:table-cell>
          <table:table-cell office:value-type="float" office:value="9.11877885548199" calcext:value-type="float">
            <text:p>9,118778855481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.1035115" calcext:value-type="float">
            <text:p>21,1035115</text:p>
          </table:table-cell>
          <table:table-cell office:value-type="float" office:value="92.530124" calcext:value-type="float">
            <text:p>92,53012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76119505560019" calcext:value-type="float">
            <text:p>5,76119505560019</text:p>
          </table:table-cell>
          <table:table-cell office:value-type="float" office:value="20.9184764155737" calcext:value-type="float">
            <text:p>20,918476415573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.191368468672" calcext:value-type="float">
            <text:p>33,191368468672</text:p>
          </table:table-cell>
          <table:table-cell office:value-type="float" office:value="437.582655548915" calcext:value-type="float">
            <text:p>437,5826555489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003.383105" calcext:value-type="float">
            <text:p>2,00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297.637076" calcext:value-type="float">
            <text:p>2,98E+02</text:p>
          </table:table-cell>
          <table:table-cell table:style-name="ce12" office:value-type="float" office:value="580.688084" calcext:value-type="float">
            <text:p>5,81E+02</text:p>
          </table:table-cell>
          <table:table-cell table:style-name="ce12" office:value-type="float" office:value="142.245307" calcext:value-type="float">
            <text:p>1,42E+02</text:p>
          </table:table-cell>
          <table:table-cell table:style-name="ce12" office:value-type="float" office:value="1302.181869" calcext:value-type="float">
            <text:p>1,30E+03</text:p>
          </table:table-cell>
          <table:table-cell table:style-name="ce12" office:value-type="float" office:value="629.644035795986" calcext:value-type="float">
            <text:p>6,30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203.932111" calcext:value-type="float">
            <text:p>2,04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55.827213" calcext:value-type="float">
            <text:p>1,56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53.336521" calcext:value-type="float">
            <text:p>1,53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process</text:p>
          </table:table-cell>
          <table:table-cell table:number-columns-repeated="4" table:style-name="ce12" office:value-type="float" office:value="151.667571" calcext:value-type="float">
            <text:p>1,52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51.667201" calcext:value-type="float">
            <text:p>1,52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115.826745" calcext:value-type="float">
            <text:p>1,16E+02</text:p>
          </table:table-cell>
          <table:table-cell table:style-name="ce12" office:value-type="float" office:value="201.885129666667" calcext:value-type="float">
            <text:p>2,02E+02</text:p>
          </table:table-cell>
          <table:table-cell table:style-name="ce12" office:value-type="float" office:value="24.954865" calcext:value-type="float">
            <text:p>2,50E+01</text:p>
          </table:table-cell>
          <table:table-cell table:style-name="ce12" office:value-type="float" office:value="464.873779" calcext:value-type="float">
            <text:p>4,65E+02</text:p>
          </table:table-cell>
          <table:table-cell table:style-name="ce12" office:value-type="float" office:value="232.242754251477" calcext:value-type="float">
            <text:p>2,32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59.118072" calcext:value-type="float">
            <text:p>5,91E+01</text:p>
          </table:table-cell>
          <table:table-cell table:style-name="ce12" office:value-type="float" office:value="80.4245403333333" calcext:value-type="float">
            <text:p>8,04E+01</text:p>
          </table:table-cell>
          <table:table-cell table:style-name="ce12" office:value-type="float" office:value="8.732593" calcext:value-type="float">
            <text:p>8,73E+00</text:p>
          </table:table-cell>
          <table:table-cell table:style-name="ce12" office:value-type="float" office:value="173.422956" calcext:value-type="float">
            <text:p>1,73E+02</text:p>
          </table:table-cell>
          <table:table-cell table:style-name="ce12" office:value-type="float" office:value="84.3872212535609" calcext:value-type="float">
            <text:p>8,44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56.369781" calcext:value-type="float">
            <text:p>5,64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38.051635" calcext:value-type="float">
            <text:p>3,81E+01</text:p>
          </table:table-cell>
          <table:table-cell table:style-name="ce12" office:value-type="float" office:value="38.071693" calcext:value-type="float">
            <text:p>3,81E+01</text:p>
          </table:table-cell>
          <table:table-cell table:style-name="ce12" office:value-type="float" office:value="27.979864" calcext:value-type="float">
            <text:p>2,80E+01</text:p>
          </table:table-cell>
          <table:table-cell table:style-name="ce12" office:value-type="float" office:value="48.18358" calcext:value-type="float">
            <text:p>4,82E+01</text:p>
          </table:table-cell>
          <table:table-cell table:style-name="ce12" office:value-type="float" office:value="10.1018729349902" calcext:value-type="float">
            <text:p>1,01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24.773751" calcext:value-type="float">
            <text:p>2,48E+01</text:p>
          </table:table-cell>
          <table:table-cell table:style-name="ce12" office:value-type="float" office:value="39.2205834545455" calcext:value-type="float">
            <text:p>3,92E+01</text:p>
          </table:table-cell>
          <table:table-cell table:style-name="ce12" office:value-type="float" office:value="18.601359" calcext:value-type="float">
            <text:p>1,86E+01</text:p>
          </table:table-cell>
          <table:table-cell table:style-name="ce12" office:value-type="float" office:value="155.827202" calcext:value-type="float">
            <text:p>1,56E+02</text:p>
          </table:table-cell>
          <table:table-cell table:style-name="ce12" office:value-type="float" office:value="39.6834184819058" calcext:value-type="float">
            <text:p>3,97E+01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22.45213" calcext:value-type="float">
            <text:p>2,25E+01</text:p>
          </table:table-cell>
          <table:table-cell table:style-name="ce12" office:value-type="float" office:value="22.0601183333333" calcext:value-type="float">
            <text:p>2,21E+01</text:p>
          </table:table-cell>
          <table:table-cell table:style-name="ce12" office:value-type="float" office:value="18.941334" calcext:value-type="float">
            <text:p>1,89E+01</text:p>
          </table:table-cell>
          <table:table-cell table:style-name="ce12" office:value-type="float" office:value="24.786891" calcext:value-type="float">
            <text:p>2,48E+01</text:p>
          </table:table-cell>
          <table:table-cell table:style-name="ce12" office:value-type="float" office:value="2.94242910197754" calcext:value-type="float">
            <text:p>2,94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20.892771" calcext:value-type="float">
            <text:p>2,09E+01</text:p>
          </table:table-cell>
          <table:table-cell table:style-name="ce12" office:value-type="float" office:value="21.3554176666667" calcext:value-type="float">
            <text:p>2,14E+01</text:p>
          </table:table-cell>
          <table:table-cell table:style-name="ce12" office:value-type="float" office:value="18.614827" calcext:value-type="float">
            <text:p>1,86E+01</text:p>
          </table:table-cell>
          <table:table-cell table:style-name="ce12" office:value-type="float" office:value="24.558655" calcext:value-type="float">
            <text:p>2,46E+01</text:p>
          </table:table-cell>
          <table:table-cell table:style-name="ce12" office:value-type="float" office:value="2.9988004730274" calcext:value-type="float">
            <text:p>3,00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12.657122" calcext:value-type="float">
            <text:p>1,27E+01</text:p>
          </table:table-cell>
          <table:table-cell table:style-name="ce12" office:value-type="float" office:value="28.3124026666667" calcext:value-type="float">
            <text:p>2,83E+01</text:p>
          </table:table-cell>
          <table:table-cell table:style-name="ce12" office:value-type="float" office:value="8.9691" calcext:value-type="float">
            <text:p>8,97E+00</text:p>
          </table:table-cell>
          <table:table-cell table:style-name="ce12" office:value-type="float" office:value="63.310986" calcext:value-type="float">
            <text:p>6,33E+01</text:p>
          </table:table-cell>
          <table:table-cell table:style-name="ce12" office:value-type="float" office:value="30.3657043895466" calcext:value-type="float">
            <text:p>3,04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9.13752" calcext:value-type="float">
            <text:p>9,1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7.57594" calcext:value-type="float">
            <text:p>7,58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6.510318" calcext:value-type="float">
            <text:p>6,51E+00</text:p>
          </table:table-cell>
          <table:table-cell table:style-name="ce12" office:value-type="float" office:value="6.861396" calcext:value-type="float">
            <text:p>6,86E+00</text:p>
          </table:table-cell>
          <table:table-cell table:style-name="ce12" office:value-type="float" office:value="5.779764" calcext:value-type="float">
            <text:p>5,78E+00</text:p>
          </table:table-cell>
          <table:table-cell table:style-name="ce12" office:value-type="float" office:value="9.774029" calcext:value-type="float">
            <text:p>9,77E+00</text:p>
          </table:table-cell>
          <table:table-cell table:style-name="ce12" office:value-type="float" office:value="1.2819408257298" calcext:value-type="float">
            <text:p>1,28E+0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Columnstatisticscalculator.calculate average count</text:p>
          </table:table-cell>
          <table:table-cell table:style-name="ce13" office:value-type="float" office:value="6.204697" calcext:value-type="float">
            <text:p>6,20E+00</text:p>
          </table:table-cell>
          <table:table-cell table:style-name="ce13" office:value-type="float" office:value="10.0240260909091" calcext:value-type="float">
            <text:p>1,00E+01</text:p>
          </table:table-cell>
          <table:table-cell table:style-name="ce13" office:value-type="float" office:value="5.400042" calcext:value-type="float">
            <text:p>5,40E+00</text:p>
          </table:table-cell>
          <table:table-cell table:style-name="ce13" office:value-type="float" office:value="29.980656" calcext:value-type="float">
            <text:p>3,00E+01</text:p>
          </table:table-cell>
          <table:table-cell table:style-name="ce13" office:value-type="float" office:value="7.50901951641547" calcext:value-type="float">
            <text:p>7,51E+00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4.946695" calcext:value-type="float">
            <text:p>4,9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4.42062" calcext:value-type="float">
            <text:p>4,42E+00</text:p>
          </table:table-cell>
          <table:table-cell table:style-name="ce12" office:value-type="float" office:value="116.284762" calcext:value-type="float">
            <text:p>1,16E+02</text:p>
          </table:table-cell>
          <table:table-cell table:style-name="ce12" office:value-type="float" office:value="4.356968" calcext:value-type="float">
            <text:p>4,36E+00</text:p>
          </table:table-cell>
          <table:table-cell table:style-name="ce12" office:value-type="float" office:value="340.076698" calcext:value-type="float">
            <text:p>3,40E+02</text:p>
          </table:table-cell>
          <table:table-cell table:style-name="ce12" office:value-type="float" office:value="193.809504351219" calcext:value-type="float">
            <text:p>1,94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4.194561" calcext:value-type="float">
            <text:p>4,19E+00</text:p>
          </table:table-cell>
          <table:table-cell table:style-name="ce12" office:value-type="float" office:value="20.7314993333333" calcext:value-type="float">
            <text:p>2,07E+01</text:p>
          </table:table-cell>
          <table:table-cell table:style-name="ce12" office:value-type="float" office:value="3.387366" calcext:value-type="float">
            <text:p>3,39E+00</text:p>
          </table:table-cell>
          <table:table-cell table:style-name="ce12" office:value-type="float" office:value="54.612571" calcext:value-type="float">
            <text:p>5,46E+01</text:p>
          </table:table-cell>
          <table:table-cell table:style-name="ce12" office:value-type="float" office:value="29.3446443819542" calcext:value-type="float">
            <text:p>2,93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4.194535" calcext:value-type="float">
            <text:p>4,19E+00</text:p>
          </table:table-cell>
          <table:table-cell table:style-name="ce12" office:value-type="float" office:value="41.4668653076923" calcext:value-type="float">
            <text:p>4,15E+01</text:p>
          </table:table-cell>
          <table:table-cell table:style-name="ce12" office:value-type="float" office:value="2.264884" calcext:value-type="float">
            <text:p>2,26E+00</text:p>
          </table:table-cell>
          <table:table-cell table:style-name="ce12" office:value-type="float" office:value="173.422939" calcext:value-type="float">
            <text:p>1,73E+02</text:p>
          </table:table-cell>
          <table:table-cell table:style-name="ce12" office:value-type="float" office:value="59.3557600022264" calcext:value-type="float">
            <text:p>5,94E+01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3.916745" calcext:value-type="float">
            <text:p>3,92E+00</text:p>
          </table:table-cell>
          <table:table-cell table:style-name="ce12" office:value-type="float" office:value="5.888308" calcext:value-type="float">
            <text:p>5,89E+00</text:p>
          </table:table-cell>
          <table:table-cell table:style-name="ce12" office:value-type="float" office:value="3.344909" calcext:value-type="float">
            <text:p>3,34E+00</text:p>
          </table:table-cell>
          <table:table-cell table:style-name="ce12" office:value-type="float" office:value="23.605696" calcext:value-type="float">
            <text:p>2,36E+01</text:p>
          </table:table-cell>
          <table:table-cell table:style-name="ce12" office:value-type="float" office:value="5.65271124059367" calcext:value-type="float">
            <text:p>5,65E+00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3.889816" calcext:value-type="float">
            <text:p>3,89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2.836983" calcext:value-type="float">
            <text:p>2,8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2.341257" calcext:value-type="float">
            <text:p>2,34E+00</text:p>
          </table:table-cell>
          <table:table-cell table:style-name="ce12" office:value-type="float" office:value="24.940188" calcext:value-type="float">
            <text:p>2,49E+01</text:p>
          </table:table-cell>
          <table:table-cell table:style-name="ce12" office:value-type="float" office:value="2.264913" calcext:value-type="float">
            <text:p>2,26E+00</text:p>
          </table:table-cell>
          <table:table-cell table:style-name="ce12" office:value-type="float" office:value="70.214394" calcext:value-type="float">
            <text:p>7,02E+01</text:p>
          </table:table-cell>
          <table:table-cell table:style-name="ce12" office:value-type="float" office:value="39.2086311135624" calcext:value-type="float">
            <text:p>3,92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ull rows count</text:p>
          </table:table-cell>
          <table:table-cell table:style-name="ce12" office:value-type="float" office:value="1.958286" calcext:value-type="float">
            <text:p>1,96E+00</text:p>
          </table:table-cell>
          <table:table-cell table:style-name="ce12" office:value-type="float" office:value="2.05308166666667" calcext:value-type="float">
            <text:p>2,05E+00</text:p>
          </table:table-cell>
          <table:table-cell table:style-name="ce12" office:value-type="float" office:value="1.673476" calcext:value-type="float">
            <text:p>1,67E+00</text:p>
          </table:table-cell>
          <table:table-cell table:style-name="ce12" office:value-type="float" office:value="2.527483" calcext:value-type="float">
            <text:p>2,53E+00</text:p>
          </table:table-cell>
          <table:table-cell table:style-name="ce12" office:value-type="float" office:value="0.434823703156042" calcext:value-type="float">
            <text:p>4,35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1.789484" calcext:value-type="float">
            <text:p>1,79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1.76744" calcext:value-type="float">
            <text:p>1,77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1.381262" calcext:value-type="float">
            <text:p>1,38E+00</text:p>
          </table:table-cell>
          <table:table-cell table:style-name="ce12" office:value-type="float" office:value="1.76594433333333" calcext:value-type="float">
            <text:p>1,77E+00</text:p>
          </table:table-cell>
          <table:table-cell table:style-name="ce12" office:value-type="float" office:value="1.288062" calcext:value-type="float">
            <text:p>1,29E+00</text:p>
          </table:table-cell>
          <table:table-cell table:style-name="ce12" office:value-type="float" office:value="2.628509" calcext:value-type="float">
            <text:p>2,63E+00</text:p>
          </table:table-cell>
          <table:table-cell table:style-name="ce12" office:value-type="float" office:value="0.748455017443489" calcext:value-type="float">
            <text:p>7,4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849509" calcext:value-type="float">
            <text:p>8,5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772727272727273" calcext:value-type="float">
            <text:p>7,73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19" calcext:value-type="float">
            <text:p>1,90E-05</text:p>
          </table:table-cell>
          <table:table-cell table:style-name="ce12" office:value-type="float" office:value="0.00000490083480829356" calcext:value-type="float">
            <text:p>4,90E-0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1"/>
        <table:table-column table:style-name="co2" table:default-cell-style-name="ce24"/>
        <table:table-column table:style-name="co3" table:default-cell-style-name="ce24"/>
        <table:table-column table:style-name="co11" table:number-columns-repeated="8" table:default-cell-style-name="ce24"/>
        <table:table-column table:style-name="co13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7" table:default-cell-style-name="ce24"/>
        <table:table-column table:style-name="co10" table:default-cell-style-name="ce24"/>
        <table:table-column table:style-name="co9" table:default-cell-style-name="ce24"/>
        <table:table-column table:style-name="co14" table:default-cell-style-name="ce24"/>
        <table:table-column table:style-name="co9" table:default-cell-style-name="ce24"/>
        <table:table-column table:style-name="co14" table:default-cell-style-name="ce24"/>
        <table:table-column table:style-name="co9" table:default-cell-style-name="ce24"/>
        <table:table-column table:style-name="co5" table:default-cell-style-name="ce24"/>
        <table:table-column table:style-name="co6" table:number-columns-repeated="996" table:default-cell-style-name="ce24"/>
        <table:table-row table:style-name="ro1">
          <table:table-cell table:style-name="ce18" office:value-type="string" calcext:value-type="string">
            <text:p>Parser Statistics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9"/>
          <table:table-cell table:style-name="ce8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Original rows count</text:p>
          </table:table-cell>
          <table:table-cell office:value-type="float" office:value="11175629" calcext:value-type="float">
            <text:p>111756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Statistical profile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Pid</text:p>
          </table:table-cell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imestamp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float" office:value="132373" calcext:value-type="float">
            <text:p>13237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float" office:value="11175629" calcext:value-type="float">
            <text:p>1117562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entropy</text:p>
          </table:table-cell>
          <table:table-cell office:value-type="float" office:value="0.0958757569023665" calcext:value-type="float">
            <text:p>0,09587575690236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average</text:p>
          </table:table-cell>
          <table:table-cell office:value-type="float" office:value="0.0124619394990599" calcext:value-type="float">
            <text:p>0,0124619394990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ax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standard deviation</text:p>
          </table:table-cell>
          <table:table-cell office:value-type="float" office:value="0.119935624845769" calcext:value-type="float">
            <text:p>0,1199356248457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Delta time in seconds statistics variance</text:p>
          </table:table-cell>
          <table:table-cell office:value-type="float" office:value="0.014384554107145" calcext:value-type="float">
            <text:p>0,01438455410714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ewest date</text:p>
          </table:table-cell>
          <table:table-cell table:style-name="ce25" office:value-type="string" calcext:value-type="string">
            <text:p>2008-11-11 11:16:2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Oldest date</text:p>
          </table:table-cell>
          <table:table-cell table:style-name="ce25" office:value-type="string" calcext:value-type="string">
            <text:p>2008-11-09 20:35: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imestamp entropy</text:p>
          </table:table-cell>
          <table:table-cell office:value-type="float" office:value="15.6115276731539" calcext:value-type="float">
            <text:p>15,611527673153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Numeric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27799" calcext:value-type="float">
            <text:p>277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11175629" calcext:value-type="float">
            <text:p>111756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ntropy</text:p>
          </table:table-cell>
          <table:table-cell office:value-type="string" calcext:value-type="string">
            <text:p>-</text:p>
          </table:table-cell>
          <table:table-cell office:value-type="float" office:value="10.3978047344399" calcext:value-type="float">
            <text:p>10,39780473443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average</text:p>
          </table:table-cell>
          <table:table-cell office:value-type="string" calcext:value-type="string">
            <text:p>-</text:p>
          </table:table-cell>
          <table:table-cell office:value-type="float" office:value="8058.79761013899" calcext:value-type="float">
            <text:p>8058,797610138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ax</text:p>
          </table:table-cell>
          <table:table-cell office:value-type="string" calcext:value-type="string">
            <text:p>-</text:p>
          </table:table-cell>
          <table:table-cell office:value-type="float" office:value="27894" calcext:value-type="float">
            <text:p>2789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min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9371.11088015313" calcext:value-type="float">
            <text:p>9371,110880153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Number statistics variance</text:p>
          </table:table-cell>
          <table:table-cell office:value-type="string" calcext:value-type="string">
            <text:p>-</text:p>
          </table:table-cell>
          <table:table-cell office:value-type="float" office:value="87817719.1281243" calcext:value-type="float">
            <text:p>87817719,128124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StringResults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0" office:value-type="string" calcext:value-type="string">
            <text:p>Character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5494737709891" calcext:value-type="float">
            <text:p>2,15494737709891</text:p>
          </table:table-cell>
          <table:table-cell office:value-type="float" office:value="4.21639234462523" calcext:value-type="float">
            <text:p>4,21639234462523</text:p>
          </table:table-cell>
          <table:table-cell office:value-type="float" office:value="5.1228300930479" calcext:value-type="float">
            <text:p>5,122830093047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a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94583374233" calcext:value-type="float">
            <text:p>6,3979458337423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standard dev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363853682273" calcext:value-type="float">
            <text:p>2,0636385368227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blank spaces statistics vari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860401065987" calcext:value-type="float">
            <text:p>4,2586040106598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characte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messag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335015" calcext:value-type="float">
            <text:p>1033501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distinct word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72862" calcext:value-type="float">
            <text:p>347286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11175629" calcext:value-type="float">
            <text:p>1117562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.1380095921223" calcext:value-type="float">
            <text:p>21,1380095921223</text:p>
          </table:table-cell>
          <table:table-cell office:value-type="float" office:value="92.6304132859099" calcext:value-type="float">
            <text:p>92,63041328590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77871740704606" calcext:value-type="float">
            <text:p>5,77871740704606</text:p>
          </table:table-cell>
          <table:table-cell office:value-type="float" office:value="21.0312407086886" calcext:value-type="float">
            <text:p>21,031240708688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.3935748704971" calcext:value-type="float">
            <text:p>33,3935748704971</text:p>
          </table:table-cell>
          <table:table-cell office:value-type="float" office:value="442.313085746801" calcext:value-type="float">
            <text:p>442,31308574680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Message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06596502798548" calcext:value-type="float">
            <text:p>0,206596502798548</text:p>
          </table:table-cell>
          <table:table-cell office:value-type="float" office:value="1.99711842136883" calcext:value-type="float">
            <text:p>1,99711842136883</text:p>
          </table:table-cell>
          <table:table-cell office:value-type="float" office:value="23.2573389005982" calcext:value-type="float">
            <text:p>23,257338900598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06596502798548" calcext:value-type="float">
            <text:p>0,206596502798548</text:p>
          </table:table-cell>
          <table:table-cell office:value-type="float" office:value="1.99711842136883" calcext:value-type="float">
            <text:p>1,99711842136883</text:p>
          </table:table-cell>
          <table:table-cell office:value-type="float" office:value="9.13719108630655" calcext:value-type="float">
            <text:p>9,1371910863065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.1380095921223" calcext:value-type="float">
            <text:p>21,1380095921223</text:p>
          </table:table-cell>
          <table:table-cell office:value-type="float" office:value="92.6304132859099" calcext:value-type="float">
            <text:p>92,63041328590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77871740704606" calcext:value-type="float">
            <text:p>5,77871740704606</text:p>
          </table:table-cell>
          <table:table-cell office:value-type="float" office:value="21.0312407086886" calcext:value-type="float">
            <text:p>21,031240708688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ords length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.3935748704971" calcext:value-type="float">
            <text:p>33,3935748704971</text:p>
          </table:table-cell>
          <table:table-cell office:value-type="float" office:value="442.313085746801" calcext:value-type="float">
            <text:p>442,3130857468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xecution call tracker</text:p>
          </table:table-cell>
          <table:table-cell table:style-name="ce22" table:number-columns-repeated="6"/>
          <table:table-cell table:style-name="ce16" table:number-columns-repeated="1017"/>
        </table:table-row>
        <table:table-row table:style-name="ro1">
          <table:table-cell table:style-name="ce19" office:value-type="string" calcext:value-type="string">
            <text:p>Function name</text:p>
          </table:table-cell>
          <table:table-cell table:style-name="ce11" office:value-type="string" calcext:value-type="string">
            <text:p>Execution time</text:p>
          </table:table-cell>
          <table:table-cell table:style-name="ce8" table:number-columns-repeated="4"/>
          <table:table-cell table:style-name="ce8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Median in seconds</text:p>
          </table:table-cell>
          <table:table-cell table:style-name="ce5" office:value-type="string" calcext:value-type="string">
            <text:p>Mean in seconds</text:p>
          </table:table-cell>
          <table:table-cell table:style-name="ce5" office:value-type="string" calcext:value-type="string">
            <text:p>Min in seconds</text:p>
          </table:table-cell>
          <table:table-cell table:style-name="ce5" office:value-type="string" calcext:value-type="string">
            <text:p>Max in seconds</text:p>
          </table:table-cell>
          <table:table-cell table:style-name="ce5" office:value-type="string" calcext:value-type="string">
            <text:p>Standard deviation in seconds </text:p>
          </table:table-cell>
          <table:table-cell table:style-name="ce5"/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458.944561" calcext:value-type="float">
            <text:p>1,46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process</text:p>
          </table:table-cell>
          <table:table-cell table:style-name="ce12" office:value-type="float" office:value="244.125945" calcext:value-type="float">
            <text:p>2,44E+02</text:p>
          </table:table-cell>
          <table:table-cell table:style-name="ce12" office:value-type="float" office:value="435.534504666667" calcext:value-type="float">
            <text:p>4,36E+02</text:p>
          </table:table-cell>
          <table:table-cell table:style-name="ce12" office:value-type="float" office:value="117.362591" calcext:value-type="float">
            <text:p>1,17E+02</text:p>
          </table:table-cell>
          <table:table-cell table:style-name="ce12" office:value-type="float" office:value="945.114978" calcext:value-type="float">
            <text:p>9,45E+02</text:p>
          </table:table-cell>
          <table:table-cell table:style-name="ce12" office:value-type="float" office:value="445.837897762517" calcext:value-type="float">
            <text:p>4,46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process</text:p>
          </table:table-cell>
          <table:table-cell table:number-columns-repeated="4" table:style-name="ce12" office:value-type="float" office:value="148.713993" calcext:value-type="float">
            <text:p>1,49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48.713674" calcext:value-type="float">
            <text:p>1,49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19.418519" calcext:value-type="float">
            <text:p>1,19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process</text:p>
          </table:table-cell>
          <table:table-cell table:number-columns-repeated="4" table:style-name="ce12" office:value-type="float" office:value="118.330851" calcext:value-type="float">
            <text:p>1,18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characters count</text:p>
          </table:table-cell>
          <table:table-cell table:style-name="ce12" office:value-type="float" office:value="114.866055" calcext:value-type="float">
            <text:p>1,15E+02</text:p>
          </table:table-cell>
          <table:table-cell table:style-name="ce12" office:value-type="float" office:value="202.741001666667" calcext:value-type="float">
            <text:p>2,03E+02</text:p>
          </table:table-cell>
          <table:table-cell table:style-name="ce12" office:value-type="float" office:value="23.008921" calcext:value-type="float">
            <text:p>2,30E+01</text:p>
          </table:table-cell>
          <table:table-cell table:style-name="ce12" office:value-type="float" office:value="470.348029" calcext:value-type="float">
            <text:p>4,70E+02</text:p>
          </table:table-cell>
          <table:table-cell table:style-name="ce12" office:value-type="float" office:value="236.261664421698" calcext:value-type="float">
            <text:p>2,36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87.144011" calcext:value-type="float">
            <text:p>8,71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characters entropy</text:p>
          </table:table-cell>
          <table:table-cell table:style-name="ce12" office:value-type="float" office:value="41.459062" calcext:value-type="float">
            <text:p>4,15E+01</text:p>
          </table:table-cell>
          <table:table-cell table:style-name="ce12" office:value-type="float" office:value="75.351281" calcext:value-type="float">
            <text:p>7,54E+01</text:p>
          </table:table-cell>
          <table:table-cell table:style-name="ce12" office:value-type="float" office:value="7.738478" calcext:value-type="float">
            <text:p>7,74E+00</text:p>
          </table:table-cell>
          <table:table-cell table:style-name="ce12" office:value-type="float" office:value="176.856303" calcext:value-type="float">
            <text:p>1,77E+02</text:p>
          </table:table-cell>
          <table:table-cell table:style-name="ce12" office:value-type="float" office:value="89.5082206545333" calcext:value-type="float">
            <text:p>8,95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process</text:p>
          </table:table-cell>
          <table:table-cell table:number-columns-repeated="4" table:style-name="ce12" office:value-type="float" office:value="33.770084" calcext:value-type="float">
            <text:p>3,38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message length statistics</text:p>
          </table:table-cell>
          <table:table-cell table:style-name="ce12" office:value-type="float" office:value="26.15741" calcext:value-type="float">
            <text:p>2,62E+01</text:p>
          </table:table-cell>
          <table:table-cell table:style-name="ce12" office:value-type="float" office:value="29.878995" calcext:value-type="float">
            <text:p>2,99E+01</text:p>
          </table:table-cell>
          <table:table-cell table:style-name="ce12" office:value-type="float" office:value="26.062916" calcext:value-type="float">
            <text:p>2,61E+01</text:p>
          </table:table-cell>
          <table:table-cell table:style-name="ce12" office:value-type="float" office:value="37.416659" calcext:value-type="float">
            <text:p>3,74E+01</text:p>
          </table:table-cell>
          <table:table-cell table:style-name="ce12" office:value-type="float" office:value="6.52797948922031" calcext:value-type="float">
            <text:p>6,53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number statistics</text:p>
          </table:table-cell>
          <table:table-cell table:style-name="ce12" office:value-type="float" office:value="20.133666" calcext:value-type="float">
            <text:p>2,01E+01</text:p>
          </table:table-cell>
          <table:table-cell table:style-name="ce12" office:value-type="float" office:value="28.1646345454545" calcext:value-type="float">
            <text:p>2,82E+01</text:p>
          </table:table-cell>
          <table:table-cell table:style-name="ce12" office:value-type="float" office:value="17.870982" calcext:value-type="float">
            <text:p>1,79E+01</text:p>
          </table:table-cell>
          <table:table-cell table:style-name="ce12" office:value-type="float" office:value="87.143999" calcext:value-type="float">
            <text:p>8,71E+01</text:p>
          </table:table-cell>
          <table:table-cell table:style-name="ce12" office:value-type="float" office:value="20.40809421879" calcext:value-type="float">
            <text:p>2,04E+01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words length statistics</text:p>
          </table:table-cell>
          <table:table-cell table:style-name="ce12" office:value-type="float" office:value="18.583239" calcext:value-type="float">
            <text:p>1,86E+01</text:p>
          </table:table-cell>
          <table:table-cell table:style-name="ce12" office:value-type="float" office:value="18.570222" calcext:value-type="float">
            <text:p>1,86E+01</text:p>
          </table:table-cell>
          <table:table-cell table:style-name="ce12" office:value-type="float" office:value="17.883734" calcext:value-type="float">
            <text:p>1,79E+01</text:p>
          </table:table-cell>
          <table:table-cell table:style-name="ce12" office:value-type="float" office:value="19.243693" calcext:value-type="float">
            <text:p>1,92E+01</text:p>
          </table:table-cell>
          <table:table-cell table:style-name="ce12" office:value-type="float" office:value="0.680072938835975" calcext:value-type="float">
            <text:p>6,80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get count blank spaces statistics</text:p>
          </table:table-cell>
          <table:table-cell table:style-name="ce12" office:value-type="float" office:value="18.485334" calcext:value-type="float">
            <text:p>1,85E+01</text:p>
          </table:table-cell>
          <table:table-cell table:style-name="ce12" office:value-type="float" office:value="18.9914453333333" calcext:value-type="float">
            <text:p>1,90E+01</text:p>
          </table:table-cell>
          <table:table-cell table:style-name="ce12" office:value-type="float" office:value="18.343085" calcext:value-type="float">
            <text:p>1,83E+01</text:p>
          </table:table-cell>
          <table:table-cell table:style-name="ce12" office:value-type="float" office:value="20.145917" calcext:value-type="float">
            <text:p>2,01E+01</text:p>
          </table:table-cell>
          <table:table-cell table:style-name="ce12" office:value-type="float" office:value="1.00232844734265" calcext:value-type="float">
            <text:p>1,00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words count</text:p>
          </table:table-cell>
          <table:table-cell table:style-name="ce12" office:value-type="float" office:value="9.170018" calcext:value-type="float">
            <text:p>9,17E+00</text:p>
          </table:table-cell>
          <table:table-cell table:style-name="ce12" office:value-type="float" office:value="26.6783903333333" calcext:value-type="float">
            <text:p>2,67E+01</text:p>
          </table:table-cell>
          <table:table-cell table:style-name="ce12" office:value-type="float" office:value="8.788087" calcext:value-type="float">
            <text:p>8,79E+00</text:p>
          </table:table-cell>
          <table:table-cell table:style-name="ce12" office:value-type="float" office:value="62.077066" calcext:value-type="float">
            <text:p>6,21E+01</text:p>
          </table:table-cell>
          <table:table-cell table:style-name="ce12" office:value-type="float" office:value="30.6567471698741" calcext:value-type="float">
            <text:p>3,0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average count</text:p>
          </table:table-cell>
          <table:table-cell table:style-name="ce12" office:value-type="float" office:value="6.304175" calcext:value-type="float">
            <text:p>6,30E+00</text:p>
          </table:table-cell>
          <table:table-cell table:style-name="ce12" office:value-type="float" office:value="8.61953372727273" calcext:value-type="float">
            <text:p>8,62E+00</text:p>
          </table:table-cell>
          <table:table-cell table:style-name="ce12" office:value-type="float" office:value="5.559426" calcext:value-type="float">
            <text:p>5,56E+00</text:p>
          </table:table-cell>
          <table:table-cell table:style-name="ce12" office:value-type="float" office:value="21.30409" calcext:value-type="float">
            <text:p>2,13E+01</text:p>
          </table:table-cell>
          <table:table-cell table:style-name="ce12" office:value-type="float" office:value="4.72940146802379" calcext:value-type="float">
            <text:p>4,73E+0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variance</text:p>
          </table:table-cell>
          <table:table-cell table:style-name="ce12" office:value-type="float" office:value="5.729461" calcext:value-type="float">
            <text:p>5,73E+00</text:p>
          </table:table-cell>
          <table:table-cell table:style-name="ce12" office:value-type="float" office:value="6.09806236363636" calcext:value-type="float">
            <text:p>6,10E+00</text:p>
          </table:table-cell>
          <table:table-cell table:style-name="ce12" office:value-type="float" office:value="5.425787" calcext:value-type="float">
            <text:p>5,43E+00</text:p>
          </table:table-cell>
          <table:table-cell table:style-name="ce12" office:value-type="float" office:value="10.430407" calcext:value-type="float">
            <text:p>1,04E+01</text:p>
          </table:table-cell>
          <table:table-cell table:style-name="ce12" office:value-type="float" office:value="1.44156390478309" calcext:value-type="float">
            <text:p>1,44E+0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4.783555" calcext:value-type="float">
            <text:p>4,78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distinct messages count</text:p>
          </table:table-cell>
          <table:table-cell table:style-name="ce12" office:value-type="float" office:value="4.47202" calcext:value-type="float">
            <text:p>4,47E+00</text:p>
          </table:table-cell>
          <table:table-cell table:style-name="ce12" office:value-type="float" office:value="32.5235313333333" calcext:value-type="float">
            <text:p>3,25E+01</text:p>
          </table:table-cell>
          <table:table-cell table:style-name="ce12" office:value-type="float" office:value="4.315144" calcext:value-type="float">
            <text:p>4,32E+00</text:p>
          </table:table-cell>
          <table:table-cell table:style-name="ce12" office:value-type="float" office:value="88.78343" calcext:value-type="float">
            <text:p>8,88E+01</text:p>
          </table:table-cell>
          <table:table-cell table:style-name="ce12" office:value-type="float" office:value="48.722564598013" calcext:value-type="float">
            <text:p>4,8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4.399153" calcext:value-type="float">
            <text:p>4,4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4.104053" calcext:value-type="float">
            <text:p>4,1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entropy</text:p>
          </table:table-cell>
          <table:table-cell table:style-name="ce12" office:value-type="float" office:value="4.104026" calcext:value-type="float">
            <text:p>4,10E+00</text:p>
          </table:table-cell>
          <table:table-cell table:style-name="ce12" office:value-type="float" office:value="34.3791156923077" calcext:value-type="float">
            <text:p>3,44E+01</text:p>
          </table:table-cell>
          <table:table-cell table:style-name="ce12" office:value-type="float" office:value="2.181076" calcext:value-type="float">
            <text:p>2,18E+00</text:p>
          </table:table-cell>
          <table:table-cell table:style-name="ce12" office:value-type="float" office:value="176.856275" calcext:value-type="float">
            <text:p>1,77E+02</text:p>
          </table:table-cell>
          <table:table-cell table:style-name="ce12" office:value-type="float" office:value="58.6795278024515" calcext:value-type="float">
            <text:p>5,87E+01</text:p>
          </table:table-cell>
          <table:table-cell table:style-name="ce14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calculate min max</text:p>
          </table:table-cell>
          <table:table-cell table:style-name="ce12" office:value-type="float" office:value="3.676269" calcext:value-type="float">
            <text:p>3,68E+00</text:p>
          </table:table-cell>
          <table:table-cell table:style-name="ce12" office:value-type="float" office:value="4.50889566666667" calcext:value-type="float">
            <text:p>4,51E+00</text:p>
          </table:table-cell>
          <table:table-cell table:style-name="ce12" office:value-type="float" office:value="3.156585" calcext:value-type="float">
            <text:p>3,16E+00</text:p>
          </table:table-cell>
          <table:table-cell table:style-name="ce12" office:value-type="float" office:value="11.929479" calcext:value-type="float">
            <text:p>1,19E+01</text:p>
          </table:table-cell>
          <table:table-cell table:style-name="ce12" office:value-type="float" office:value="2.47558466169705" calcext:value-type="float">
            <text:p>2,48E+00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2.747203" calcext:value-type="float">
            <text:p>2,7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messages entropy</text:p>
          </table:table-cell>
          <table:table-cell table:style-name="ce12" office:value-type="float" office:value="2.3926" calcext:value-type="float">
            <text:p>2,39E+00</text:p>
          </table:table-cell>
          <table:table-cell table:style-name="ce12" office:value-type="float" office:value="9.721012" calcext:value-type="float">
            <text:p>9,72E+00</text:p>
          </table:table-cell>
          <table:table-cell table:style-name="ce12" office:value-type="float" office:value="2.340243" calcext:value-type="float">
            <text:p>2,34E+00</text:p>
          </table:table-cell>
          <table:table-cell table:style-name="ce12" office:value-type="float" office:value="24.430193" calcext:value-type="float">
            <text:p>2,44E+01</text:p>
          </table:table-cell>
          <table:table-cell table:style-name="ce12" office:value-type="float" office:value="12.738551314099" calcext:value-type="float">
            <text:p>1,2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words entropy</text:p>
          </table:table-cell>
          <table:table-cell table:style-name="ce12" office:value-type="float" office:value="2.19455" calcext:value-type="float">
            <text:p>2,19E+00</text:p>
          </table:table-cell>
          <table:table-cell table:style-name="ce12" office:value-type="float" office:value="11.2576106666667" calcext:value-type="float">
            <text:p>1,13E+01</text:p>
          </table:table-cell>
          <table:table-cell table:style-name="ce12" office:value-type="float" office:value="2.181098" calcext:value-type="float">
            <text:p>2,18E+00</text:p>
          </table:table-cell>
          <table:table-cell table:style-name="ce12" office:value-type="float" office:value="29.397184" calcext:value-type="float">
            <text:p>2,94E+01</text:p>
          </table:table-cell>
          <table:table-cell table:style-name="ce12" office:value-type="float" office:value="15.7093327603565" calcext:value-type="float">
            <text:p>1,5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1.738026" calcext:value-type="float">
            <text:p>1,7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0" office:value-type="string" calcext:value-type="string">
            <text:p>Stringprocessor. calculate null rows count</text:p>
          </table:table-cell>
          <table:table-cell table:style-name="ce13" office:value-type="float" office:value="1.675235" calcext:value-type="float">
            <text:p>1,68E+00</text:p>
          </table:table-cell>
          <table:table-cell table:style-name="ce13" office:value-type="float" office:value="1.790606" calcext:value-type="float">
            <text:p>1,79E+00</text:p>
          </table:table-cell>
          <table:table-cell table:style-name="ce13" office:value-type="float" office:value="1.639643" calcext:value-type="float">
            <text:p>1,64E+00</text:p>
          </table:table-cell>
          <table:table-cell table:style-name="ce13" office:value-type="float" office:value="2.05694" calcext:value-type="float">
            <text:p>2,06E+00</text:p>
          </table:table-cell>
          <table:table-cell table:style-name="ce13" office:value-type="float" office:value="0.231337518105041" calcext:value-type="float">
            <text:p>2,31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1.621817" calcext:value-type="float">
            <text:p>1,62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84915" calcext:value-type="float">
            <text:p>8,4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Stringprocessor. calculate not null rows count</text:p>
          </table:table-cell>
          <table:table-cell table:style-name="ce12" office:value-type="float" office:value="0.834979" calcext:value-type="float">
            <text:p>8,35E-01</text:p>
          </table:table-cell>
          <table:table-cell table:style-name="ce12" office:value-type="float" office:value="0.887236" calcext:value-type="float">
            <text:p>8,87E-01</text:p>
          </table:table-cell>
          <table:table-cell table:style-name="ce12" office:value-type="float" office:value="0.782279" calcext:value-type="float">
            <text:p>7,82E-01</text:p>
          </table:table-cell>
          <table:table-cell table:style-name="ce12" office:value-type="float" office:value="1.04445" calcext:value-type="float">
            <text:p>1,04E+00</text:p>
          </table:table-cell>
          <table:table-cell table:style-name="ce12" office:value-type="float" office:value="0.138677697727501" calcext:value-type="float">
            <text:p>1,39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808546" calcext:value-type="float">
            <text:p>8,0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6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09090909090909" calcext:value-type="float">
            <text:p>5,09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53935988997059" calcext:value-type="float">
            <text:p>5,39E-07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59:'Mostra de 10e3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8:30:57.014107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38:07.131606871</dc:date>
    <meta:editing-duration>PT29M44S</meta:editing-duration>
    <meta:editing-cycles>23</meta:editing-cycles>
    <meta:document-statistic meta:table-count="6" meta:cell-count="3126" meta:object-count="0"/>
  </office:meta>
</office:document-meta>
</file>